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[uC]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[mJ]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uby/copro</text:p>
          </table:table-cell>
          <table:table-cell office:value-type="string" calcext:value-type="string">
            <text:p>mruby/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31.2009912" calcext:value-type="float">
            <text:p>23131.2009912</text:p>
          </table:table-cell>
          <table:table-cell office:value-type="float" office:value="23229.56742065" calcext:value-type="float">
            <text:p>23229.56742065</text:p>
          </table:table-cell>
          <table:table-cell office:value-type="float" office:value="23324.64911709" calcext:value-type="float">
            <text:p>23324.64911709</text:p>
          </table:table-cell>
          <table:table-cell office:value-type="float" office:value="23374.51081784" calcext:value-type="float">
            <text:p>23374.51081784</text:p>
          </table:table-cell>
          <table:table-cell office:value-type="float" office:value="1" calcext:value-type="float">
            <text:p>1</text:p>
          </table:table-cell>
          <table:table-cell table:formula="of:=[.B2]/1000*3.3" office:value-type="float" office:value="76.33296327096" calcext:value-type="float">
            <text:p>76.33296327096</text:p>
          </table:table-cell>
          <table:table-cell table:formula="of:=[.C2]/1000*3.3" office:value-type="float" office:value="76.657572488145" calcext:value-type="float">
            <text:p>76.657572488145</text:p>
          </table:table-cell>
          <table:table-cell table:formula="of:=[.D2]/1000*3.3" office:value-type="float" office:value="76.971342086397" calcext:value-type="float">
            <text:p>76.971342086397</text:p>
          </table:table-cell>
          <table:table-cell table:formula="of:=[.E2]/1000*3.3" office:value-type="float" office:value="77.135885698872" calcext:value-type="float">
            <text:p>77.135885698872</text:p>
          </table:table-cell>
          <table:table-cell/>
          <table:table-cell office:value-type="float" office:value="59.94553" calcext:value-type="float">
            <text:p>59.94553</text:p>
          </table:table-cell>
          <table:table-cell office:value-type="float" office:value="59.90012" calcext:value-type="float">
            <text:p>59.90012</text:p>
          </table:table-cell>
          <table:table-cell office:value-type="float" office:value="59.92161" calcext:value-type="float">
            <text:p>59.92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5.46331977" calcext:value-type="float">
            <text:p>23235.46331977</text:p>
          </table:table-cell>
          <table:table-cell office:value-type="float" office:value="23149.16985115" calcext:value-type="float">
            <text:p>23149.16985115</text:p>
          </table:table-cell>
          <table:table-cell office:value-type="float" office:value="23376.25468428" calcext:value-type="float">
            <text:p>23376.25468428</text:p>
          </table:table-cell>
          <table:table-cell office:value-type="float" office:value="23315.47768529" calcext:value-type="float">
            <text:p>23315.47768529</text:p>
          </table:table-cell>
          <table:table-cell office:value-type="float" office:value="2" calcext:value-type="float">
            <text:p>2</text:p>
          </table:table-cell>
          <table:table-cell table:formula="of:=[.B3]/1000*3.3" office:value-type="float" office:value="76.677028955241" calcext:value-type="float">
            <text:p>76.677028955241</text:p>
          </table:table-cell>
          <table:table-cell table:formula="of:=[.C3]/1000*3.3" office:value-type="float" office:value="76.392260508795" calcext:value-type="float">
            <text:p>76.392260508795</text:p>
          </table:table-cell>
          <table:table-cell table:formula="of:=[.D3]/1000*3.3" office:value-type="float" office:value="77.141640458124" calcext:value-type="float">
            <text:p>77.141640458124</text:p>
          </table:table-cell>
          <table:table-cell table:formula="of:=[.E3]/1000*3.3" office:value-type="float" office:value="76.941076361457" calcext:value-type="float">
            <text:p>76.941076361457</text:p>
          </table:table-cell>
          <table:table-cell/>
          <table:table-cell office:value-type="float" office:value="60.05169" calcext:value-type="float">
            <text:p>60.05169</text:p>
          </table:table-cell>
          <table:table-cell office:value-type="float" office:value="59.93076" calcext:value-type="float">
            <text:p>59.93076</text:p>
          </table:table-cell>
          <table:table-cell office:value-type="float" office:value="59.83154" calcext:value-type="float">
            <text:p>59.83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0.86550539" calcext:value-type="float">
            <text:p>23070.86550539</text:p>
          </table:table-cell>
          <table:table-cell office:value-type="float" office:value="22941.45065178" calcext:value-type="float">
            <text:p>22941.45065178</text:p>
          </table:table-cell>
          <table:table-cell office:value-type="float" office:value="23165.8866253" calcext:value-type="float">
            <text:p>23165.8866253</text:p>
          </table:table-cell>
          <table:table-cell office:value-type="float" office:value="23025.852158" calcext:value-type="float">
            <text:p>23025.852158</text:p>
          </table:table-cell>
          <table:table-cell office:value-type="float" office:value="3" calcext:value-type="float">
            <text:p>3</text:p>
          </table:table-cell>
          <table:table-cell table:formula="of:=[.B4]/1000*3.3" office:value-type="float" office:value="76.133856167787" calcext:value-type="float">
            <text:p>76.133856167787</text:p>
          </table:table-cell>
          <table:table-cell table:formula="of:=[.C4]/1000*3.3" office:value-type="float" office:value="75.706787150874" calcext:value-type="float">
            <text:p>75.706787150874</text:p>
          </table:table-cell>
          <table:table-cell table:formula="of:=[.D4]/1000*3.3" office:value-type="float" office:value="76.44742586349" calcext:value-type="float">
            <text:p>76.44742586349</text:p>
          </table:table-cell>
          <table:table-cell table:formula="of:=[.E4]/1000*3.3" office:value-type="float" office:value="75.9853121214" calcext:value-type="float">
            <text:p>75.9853121214</text:p>
          </table:table-cell>
          <table:table-cell/>
          <table:table-cell office:value-type="float" office:value="60.01777" calcext:value-type="float">
            <text:p>60.01777</text:p>
          </table:table-cell>
          <table:table-cell office:value-type="float" office:value="60.03826" calcext:value-type="float">
            <text:p>60.03826</text:p>
          </table:table-cell>
          <table:table-cell office:value-type="float" office:value="59.85652" calcext:value-type="float">
            <text:p>59.85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190.52464719" calcext:value-type="float">
            <text:p>23190.52464719</text:p>
          </table:table-cell>
          <table:table-cell office:value-type="float" office:value="23004.38361192" calcext:value-type="float">
            <text:p>23004.38361192</text:p>
          </table:table-cell>
          <table:table-cell office:value-type="float" office:value="23229.4818718" calcext:value-type="float">
            <text:p>23229.4818718</text:p>
          </table:table-cell>
          <table:table-cell office:value-type="float" office:value="23054.11354524" calcext:value-type="float">
            <text:p>23054.11354524</text:p>
          </table:table-cell>
          <table:table-cell office:value-type="float" office:value="4" calcext:value-type="float">
            <text:p>4</text:p>
          </table:table-cell>
          <table:table-cell table:formula="of:=[.B5]/1000*3.3" office:value-type="float" office:value="76.528731335727" calcext:value-type="float">
            <text:p>76.528731335727</text:p>
          </table:table-cell>
          <table:table-cell table:formula="of:=[.C5]/1000*3.3" office:value-type="float" office:value="75.914465919336" calcext:value-type="float">
            <text:p>75.914465919336</text:p>
          </table:table-cell>
          <table:table-cell table:formula="of:=[.D5]/1000*3.3" office:value-type="float" office:value="76.65729017694" calcext:value-type="float">
            <text:p>76.65729017694</text:p>
          </table:table-cell>
          <table:table-cell table:formula="of:=[.E5]/1000*3.3" office:value-type="float" office:value="76.078574699292" calcext:value-type="float">
            <text:p>76.078574699292</text:p>
          </table:table-cell>
          <table:table-cell/>
          <table:table-cell office:value-type="float" office:value="59.98228" calcext:value-type="float">
            <text:p>59.98228</text:p>
          </table:table-cell>
          <table:table-cell office:value-type="float" office:value="60.04404" calcext:value-type="float">
            <text:p>60.04404</text:p>
          </table:table-cell>
          <table:table-cell office:value-type="float" office:value="59.83743" calcext:value-type="float">
            <text:p>59.837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36.74079181" calcext:value-type="float">
            <text:p>23036.74079181</text:p>
          </table:table-cell>
          <table:table-cell office:value-type="float" office:value="22863.5001445" calcext:value-type="float">
            <text:p>22863.5001445</text:p>
          </table:table-cell>
          <table:table-cell office:value-type="float" office:value="23127.87067341" calcext:value-type="float">
            <text:p>23127.87067341</text:p>
          </table:table-cell>
          <table:table-cell office:value-type="float" office:value="22923.81415435" calcext:value-type="float">
            <text:p>22923.81415435</text:p>
          </table:table-cell>
          <table:table-cell office:value-type="float" office:value="5" calcext:value-type="float">
            <text:p>5</text:p>
          </table:table-cell>
          <table:table-cell table:formula="of:=[.B6]/1000*3.3" office:value-type="float" office:value="76.021244612973" calcext:value-type="float">
            <text:p>76.021244612973</text:p>
          </table:table-cell>
          <table:table-cell table:formula="of:=[.C6]/1000*3.3" office:value-type="float" office:value="75.44955047685" calcext:value-type="float">
            <text:p>75.44955047685</text:p>
          </table:table-cell>
          <table:table-cell table:formula="of:=[.D6]/1000*3.3" office:value-type="float" office:value="76.321973222253" calcext:value-type="float">
            <text:p>76.321973222253</text:p>
          </table:table-cell>
          <table:table-cell table:formula="of:=[.E6]/1000*3.3" office:value-type="float" office:value="75.648586709355" calcext:value-type="float">
            <text:p>75.648586709355</text:p>
          </table:table-cell>
          <table:table-cell/>
          <table:table-cell office:value-type="float" office:value="59.96377" calcext:value-type="float">
            <text:p>59.96377</text:p>
          </table:table-cell>
          <table:table-cell office:value-type="float" office:value="59.99466" calcext:value-type="float">
            <text:p>59.99466</text:p>
          </table:table-cell>
          <table:table-cell office:value-type="float" office:value="59.80615" calcext:value-type="float">
            <text:p>59.80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130.74482817" calcext:value-type="float">
            <text:p>23130.74482817</text:p>
          </table:table-cell>
          <table:table-cell office:value-type="float" office:value="23007.69427258" calcext:value-type="float">
            <text:p>23007.69427258</text:p>
          </table:table-cell>
          <table:table-cell office:value-type="float" office:value="23206.22622086" calcext:value-type="float">
            <text:p>23206.22622086</text:p>
          </table:table-cell>
          <table:table-cell office:value-type="float" office:value="23022.88866727" calcext:value-type="float">
            <text:p>23022.88866727</text:p>
          </table:table-cell>
          <table:table-cell office:value-type="float" office:value="6" calcext:value-type="float">
            <text:p>6</text:p>
          </table:table-cell>
          <table:table-cell table:formula="of:=[.B7]/1000*3.3" office:value-type="float" office:value="76.331457932961" calcext:value-type="float">
            <text:p>76.331457932961</text:p>
          </table:table-cell>
          <table:table-cell table:formula="of:=[.C7]/1000*3.3" office:value-type="float" office:value="75.925391099514" calcext:value-type="float">
            <text:p>75.925391099514</text:p>
          </table:table-cell>
          <table:table-cell table:formula="of:=[.D7]/1000*3.3" office:value-type="float" office:value="76.580546528838" calcext:value-type="float">
            <text:p>76.580546528838</text:p>
          </table:table-cell>
          <table:table-cell table:formula="of:=[.E7]/1000*3.3" office:value-type="float" office:value="75.975532601991" calcext:value-type="float">
            <text:p>75.975532601991</text:p>
          </table:table-cell>
          <table:table-cell/>
          <table:table-cell office:value-type="float" office:value="60.01657" calcext:value-type="float">
            <text:p>60.01657</text:p>
          </table:table-cell>
          <table:table-cell office:value-type="float" office:value="60.00758" calcext:value-type="float">
            <text:p>60.00758</text:p>
          </table:table-cell>
          <table:table-cell office:value-type="float" office:value="59.81331" calcext:value-type="float">
            <text:p>59.813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43.70426672" calcext:value-type="float">
            <text:p>23043.70426672</text:p>
          </table:table-cell>
          <table:table-cell office:value-type="float" office:value="22895.95534304" calcext:value-type="float">
            <text:p>22895.95534304</text:p>
          </table:table-cell>
          <table:table-cell office:value-type="float" office:value="23057.14676706" calcext:value-type="float">
            <text:p>23057.14676706</text:p>
          </table:table-cell>
          <table:table-cell office:value-type="float" office:value="22903.06875516" calcext:value-type="float">
            <text:p>22903.06875516</text:p>
          </table:table-cell>
          <table:table-cell office:value-type="float" office:value="7" calcext:value-type="float">
            <text:p>7</text:p>
          </table:table-cell>
          <table:table-cell table:formula="of:=[.B8]/1000*3.3" office:value-type="float" office:value="76.044224080176" calcext:value-type="float">
            <text:p>76.044224080176</text:p>
          </table:table-cell>
          <table:table-cell table:formula="of:=[.C8]/1000*3.3" office:value-type="float" office:value="75.556652632032" calcext:value-type="float">
            <text:p>75.556652632032</text:p>
          </table:table-cell>
          <table:table-cell table:formula="of:=[.D8]/1000*3.3" office:value-type="float" office:value="76.088584331298" calcext:value-type="float">
            <text:p>76.088584331298</text:p>
          </table:table-cell>
          <table:table-cell table:formula="of:=[.E8]/1000*3.3" office:value-type="float" office:value="75.580126892028" calcext:value-type="float">
            <text:p>75.580126892028</text:p>
          </table:table-cell>
          <table:table-cell/>
          <table:table-cell office:value-type="float" office:value="59.97026" calcext:value-type="float">
            <text:p>59.97026</text:p>
          </table:table-cell>
          <table:table-cell office:value-type="float" office:value="60.00214" calcext:value-type="float">
            <text:p>60.00214</text:p>
          </table:table-cell>
          <table:table-cell office:value-type="float" office:value="59.85774" calcext:value-type="float">
            <text:p>59.85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80.44017756" calcext:value-type="float">
            <text:p>23080.44017756</text:p>
          </table:table-cell>
          <table:table-cell office:value-type="float" office:value="23009.45430608" calcext:value-type="float">
            <text:p>23009.45430608</text:p>
          </table:table-cell>
          <table:table-cell office:value-type="float" office:value="23176.36713879" calcext:value-type="float">
            <text:p>23176.36713879</text:p>
          </table:table-cell>
          <table:table-cell office:value-type="float" office:value="22940.01724178" calcext:value-type="float">
            <text:p>22940.01724178</text:p>
          </table:table-cell>
          <table:table-cell office:value-type="float" office:value="8" calcext:value-type="float">
            <text:p>8</text:p>
          </table:table-cell>
          <table:table-cell table:formula="of:=[.B9]/1000*3.3" office:value-type="float" office:value="76.165452585948" calcext:value-type="float">
            <text:p>76.165452585948</text:p>
          </table:table-cell>
          <table:table-cell table:formula="of:=[.C9]/1000*3.3" office:value-type="float" office:value="75.931199210064" calcext:value-type="float">
            <text:p>75.931199210064</text:p>
          </table:table-cell>
          <table:table-cell table:formula="of:=[.D9]/1000*3.3" office:value-type="float" office:value="76.482011558007" calcext:value-type="float">
            <text:p>76.482011558007</text:p>
          </table:table-cell>
          <table:table-cell table:formula="of:=[.E9]/1000*3.3" office:value-type="float" office:value="75.702056897874" calcext:value-type="float">
            <text:p>75.702056897874</text:p>
          </table:table-cell>
          <table:table-cell/>
          <table:table-cell office:value-type="float" office:value="59.95279" calcext:value-type="float">
            <text:p>59.95279</text:p>
          </table:table-cell>
          <table:table-cell office:value-type="float" office:value="59.97503" calcext:value-type="float">
            <text:p>59.97503</text:p>
          </table:table-cell>
          <table:table-cell office:value-type="float" office:value="59.81192" calcext:value-type="float">
            <text:p>59.81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983.1615863" calcext:value-type="float">
            <text:p>22983.1615863</text:p>
          </table:table-cell>
          <table:table-cell office:value-type="float" office:value="22859.53640896" calcext:value-type="float">
            <text:p>22859.53640896</text:p>
          </table:table-cell>
          <table:table-cell office:value-type="float" office:value="23052.03836148" calcext:value-type="float">
            <text:p>23052.03836148</text:p>
          </table:table-cell>
          <table:table-cell office:value-type="float" office:value="22851.84038316" calcext:value-type="float">
            <text:p>22851.84038316</text:p>
          </table:table-cell>
          <table:table-cell office:value-type="float" office:value="9" calcext:value-type="float">
            <text:p>9</text:p>
          </table:table-cell>
          <table:table-cell table:formula="of:=[.B10]/1000*3.3" office:value-type="float" office:value="75.84443323479" calcext:value-type="float">
            <text:p>75.84443323479</text:p>
          </table:table-cell>
          <table:table-cell table:formula="of:=[.C10]/1000*3.3" office:value-type="float" office:value="75.436470149568" calcext:value-type="float">
            <text:p>75.436470149568</text:p>
          </table:table-cell>
          <table:table-cell table:formula="of:=[.D10]/1000*3.3" office:value-type="float" office:value="76.071726592884" calcext:value-type="float">
            <text:p>76.071726592884</text:p>
          </table:table-cell>
          <table:table-cell table:formula="of:=[.E10]/1000*3.3" office:value-type="float" office:value="75.411073264428" calcext:value-type="float">
            <text:p>75.411073264428</text:p>
          </table:table-cell>
          <table:table-cell/>
          <table:table-cell office:value-type="float" office:value="59.9725" calcext:value-type="float">
            <text:p>59.9725</text:p>
          </table:table-cell>
          <table:table-cell office:value-type="float" office:value="60.01866" calcext:value-type="float">
            <text:p>60.01866</text:p>
          </table:table-cell>
          <table:table-cell office:value-type="float" office:value="59.84738" calcext:value-type="float">
            <text:p>59.84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136.84257712" calcext:value-type="float">
            <text:p>23136.84257712</text:p>
          </table:table-cell>
          <table:table-cell office:value-type="float" office:value="22966.80656756" calcext:value-type="float">
            <text:p>22966.80656756</text:p>
          </table:table-cell>
          <table:table-cell office:value-type="float" office:value="23165.76102631" calcext:value-type="float">
            <text:p>23165.76102631</text:p>
          </table:table-cell>
          <table:table-cell office:value-type="float" office:value="22934.18698367" calcext:value-type="float">
            <text:p>22934.18698367</text:p>
          </table:table-cell>
          <table:table-cell office:value-type="float" office:value="10" calcext:value-type="float">
            <text:p>10</text:p>
          </table:table-cell>
          <table:table-cell table:formula="of:=[.B11]/1000*3.3" office:value-type="float" office:value="76.351580504496" calcext:value-type="float">
            <text:p>76.351580504496</text:p>
          </table:table-cell>
          <table:table-cell table:formula="of:=[.C11]/1000*3.3" office:value-type="float" office:value="75.790461672948" calcext:value-type="float">
            <text:p>75.790461672948</text:p>
          </table:table-cell>
          <table:table-cell table:formula="of:=[.D11]/1000*3.3" office:value-type="float" office:value="76.447011386823" calcext:value-type="float">
            <text:p>76.447011386823</text:p>
          </table:table-cell>
          <table:table-cell table:formula="of:=[.E11]/1000*3.3" office:value-type="float" office:value="75.682817046111" calcext:value-type="float">
            <text:p>75.682817046111</text:p>
          </table:table-cell>
          <table:table-cell/>
          <table:table-cell office:value-type="float" office:value="59.98185" calcext:value-type="float">
            <text:p>59.98185</text:p>
          </table:table-cell>
          <table:table-cell office:value-type="float" office:value="59.9525" calcext:value-type="float">
            <text:p>59.9525</text:p>
          </table:table-cell>
          <table:table-cell office:value-type="float" office:value="59.84894" calcext:value-type="float">
            <text:p>59.848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024.82549917" calcext:value-type="float">
            <text:p>23024.82549917</text:p>
          </table:table-cell>
          <table:table-cell office:value-type="float" office:value="22802.33384946" calcext:value-type="float">
            <text:p>22802.33384946</text:p>
          </table:table-cell>
          <table:table-cell office:value-type="float" office:value="23088.07390602" calcext:value-type="float">
            <text:p>23088.07390602</text:p>
          </table:table-cell>
          <table:table-cell office:value-type="float" office:value="22796.18497914" calcext:value-type="float">
            <text:p>22796.18497914</text:p>
          </table:table-cell>
          <table:table-cell office:value-type="float" office:value="11" calcext:value-type="float">
            <text:p>11</text:p>
          </table:table-cell>
          <table:table-cell table:formula="of:=[.B12]/1000*3.3" office:value-type="float" office:value="75.981924147261" calcext:value-type="float">
            <text:p>75.981924147261</text:p>
          </table:table-cell>
          <table:table-cell table:formula="of:=[.C12]/1000*3.3" office:value-type="float" office:value="75.247701703218" calcext:value-type="float">
            <text:p>75.247701703218</text:p>
          </table:table-cell>
          <table:table-cell table:formula="of:=[.D12]/1000*3.3" office:value-type="float" office:value="76.190643889866" calcext:value-type="float">
            <text:p>76.190643889866</text:p>
          </table:table-cell>
          <table:table-cell table:formula="of:=[.E12]/1000*3.3" office:value-type="float" office:value="75.227410431162" calcext:value-type="float">
            <text:p>75.227410431162</text:p>
          </table:table-cell>
          <table:table-cell/>
          <table:table-cell office:value-type="float" office:value="59.97865" calcext:value-type="float">
            <text:p>59.97865</text:p>
          </table:table-cell>
          <table:table-cell office:value-type="float" office:value="60.03064" calcext:value-type="float">
            <text:p>60.03064</text:p>
          </table:table-cell>
          <table:table-cell office:value-type="float" office:value="59.85926" calcext:value-type="float">
            <text:p>59.859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149.8667939" calcext:value-type="float">
            <text:p>23149.8667939</text:p>
          </table:table-cell>
          <table:table-cell office:value-type="float" office:value="22948.62979494" calcext:value-type="float">
            <text:p>22948.62979494</text:p>
          </table:table-cell>
          <table:table-cell office:value-type="float" office:value="23141.39004797" calcext:value-type="float">
            <text:p>23141.39004797</text:p>
          </table:table-cell>
          <table:table-cell office:value-type="float" office:value="22899.59709812" calcext:value-type="float">
            <text:p>22899.59709812</text:p>
          </table:table-cell>
          <table:table-cell office:value-type="float" office:value="12" calcext:value-type="float">
            <text:p>12</text:p>
          </table:table-cell>
          <table:table-cell table:formula="of:=[.B13]/1000*3.3" office:value-type="float" office:value="76.39456041987" calcext:value-type="float">
            <text:p>76.39456041987</text:p>
          </table:table-cell>
          <table:table-cell table:formula="of:=[.C13]/1000*3.3" office:value-type="float" office:value="75.730478323302" calcext:value-type="float">
            <text:p>75.730478323302</text:p>
          </table:table-cell>
          <table:table-cell table:formula="of:=[.D13]/1000*3.3" office:value-type="float" office:value="76.366587158301" calcext:value-type="float">
            <text:p>76.366587158301</text:p>
          </table:table-cell>
          <table:table-cell table:formula="of:=[.E13]/1000*3.3" office:value-type="float" office:value="75.568670423796" calcext:value-type="float">
            <text:p>75.568670423796</text:p>
          </table:table-cell>
          <table:table-cell/>
          <table:table-cell office:value-type="float" office:value="59.98755" calcext:value-type="float">
            <text:p>59.98755</text:p>
          </table:table-cell>
          <table:table-cell office:value-type="float" office:value="59.98829" calcext:value-type="float">
            <text:p>59.98829</text:p>
          </table:table-cell>
          <table:table-cell office:value-type="float" office:value="59.84512" calcext:value-type="float">
            <text:p>59.845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11.32970886" calcext:value-type="float">
            <text:p>23011.32970886</text:p>
          </table:table-cell>
          <table:table-cell office:value-type="float" office:value="22818.14853818" calcext:value-type="float">
            <text:p>22818.14853818</text:p>
          </table:table-cell>
          <table:table-cell office:value-type="float" office:value="23029.80613432" calcext:value-type="float">
            <text:p>23029.80613432</text:p>
          </table:table-cell>
          <table:table-cell office:value-type="float" office:value="22785.83499909" calcext:value-type="float">
            <text:p>22785.83499909</text:p>
          </table:table-cell>
          <table:table-cell office:value-type="float" office:value="13" calcext:value-type="float">
            <text:p>13</text:p>
          </table:table-cell>
          <table:table-cell table:formula="of:=[.B14]/1000*3.3" office:value-type="float" office:value="75.937388039238" calcext:value-type="float">
            <text:p>75.937388039238</text:p>
          </table:table-cell>
          <table:table-cell table:formula="of:=[.C14]/1000*3.3" office:value-type="float" office:value="75.299890175994" calcext:value-type="float">
            <text:p>75.299890175994</text:p>
          </table:table-cell>
          <table:table-cell table:formula="of:=[.D14]/1000*3.3" office:value-type="float" office:value="75.998360243256" calcext:value-type="float">
            <text:p>75.998360243256</text:p>
          </table:table-cell>
          <table:table-cell table:formula="of:=[.E14]/1000*3.3" office:value-type="float" office:value="75.193255496997" calcext:value-type="float">
            <text:p>75.193255496997</text:p>
          </table:table-cell>
          <table:table-cell/>
          <table:table-cell office:value-type="float" office:value="59.97281" calcext:value-type="float">
            <text:p>59.97281</text:p>
          </table:table-cell>
          <table:table-cell office:value-type="float" office:value="59.95481" calcext:value-type="float">
            <text:p>59.95481</text:p>
          </table:table-cell>
          <table:table-cell office:value-type="float" office:value="59.8607" calcext:value-type="float">
            <text:p>59.86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64.52544518" calcext:value-type="float">
            <text:p>23064.52544518</text:p>
          </table:table-cell>
          <table:table-cell office:value-type="float" office:value="22965.14863916" calcext:value-type="float">
            <text:p>22965.14863916</text:p>
          </table:table-cell>
          <table:table-cell office:value-type="float" office:value="23154.02286094" calcext:value-type="float">
            <text:p>23154.02286094</text:p>
          </table:table-cell>
          <table:table-cell office:value-type="float" office:value="22870.75451862" calcext:value-type="float">
            <text:p>22870.75451862</text:p>
          </table:table-cell>
          <table:table-cell office:value-type="float" office:value="14" calcext:value-type="float">
            <text:p>14</text:p>
          </table:table-cell>
          <table:table-cell table:formula="of:=[.B15]/1000*3.3" office:value-type="float" office:value="76.112933969094" calcext:value-type="float">
            <text:p>76.112933969094</text:p>
          </table:table-cell>
          <table:table-cell table:formula="of:=[.C15]/1000*3.3" office:value-type="float" office:value="75.784990509228" calcext:value-type="float">
            <text:p>75.784990509228</text:p>
          </table:table-cell>
          <table:table-cell table:formula="of:=[.D15]/1000*3.3" office:value-type="float" office:value="76.408275441102" calcext:value-type="float">
            <text:p>76.408275441102</text:p>
          </table:table-cell>
          <table:table-cell table:formula="of:=[.E15]/1000*3.3" office:value-type="float" office:value="75.473489911446" calcext:value-type="float">
            <text:p>75.473489911446</text:p>
          </table:table-cell>
          <table:table-cell/>
          <table:table-cell office:value-type="float" office:value="59.98515" calcext:value-type="float">
            <text:p>59.98515</text:p>
          </table:table-cell>
          <table:table-cell office:value-type="float" office:value="59.99839" calcext:value-type="float">
            <text:p>59.99839</text:p>
          </table:table-cell>
          <table:table-cell office:value-type="float" office:value="59.82103" calcext:value-type="float">
            <text:p>59.82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989.09364344" calcext:value-type="float">
            <text:p>22989.09364344</text:p>
          </table:table-cell>
          <table:table-cell office:value-type="float" office:value="22870.99291867" calcext:value-type="float">
            <text:p>22870.99291867</text:p>
          </table:table-cell>
          <table:table-cell office:value-type="float" office:value="23020.77719358" calcext:value-type="float">
            <text:p>23020.77719358</text:p>
          </table:table-cell>
          <table:table-cell office:value-type="float" office:value="22763.68324682" calcext:value-type="float">
            <text:p>22763.68324682</text:p>
          </table:table-cell>
          <table:table-cell office:value-type="float" office:value="15" calcext:value-type="float">
            <text:p>15</text:p>
          </table:table-cell>
          <table:table-cell table:formula="of:=[.B16]/1000*3.3" office:value-type="float" office:value="75.864009023352" calcext:value-type="float">
            <text:p>75.864009023352</text:p>
          </table:table-cell>
          <table:table-cell table:formula="of:=[.C16]/1000*3.3" office:value-type="float" office:value="75.474276631611" calcext:value-type="float">
            <text:p>75.474276631611</text:p>
          </table:table-cell>
          <table:table-cell table:formula="of:=[.D16]/1000*3.3" office:value-type="float" office:value="75.968564738814" calcext:value-type="float">
            <text:p>75.968564738814</text:p>
          </table:table-cell>
          <table:table-cell table:formula="of:=[.E16]/1000*3.3" office:value-type="float" office:value="75.120154714506" calcext:value-type="float">
            <text:p>75.120154714506</text:p>
          </table:table-cell>
          <table:table-cell/>
          <table:table-cell office:value-type="float" office:value="59.9705" calcext:value-type="float">
            <text:p>59.9705</text:p>
          </table:table-cell>
          <table:table-cell office:value-type="float" office:value="60.05385" calcext:value-type="float">
            <text:p>60.05385</text:p>
          </table:table-cell>
          <table:table-cell office:value-type="float" office:value="59.80387" calcext:value-type="float">
            <text:p>59.80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120.42841386" calcext:value-type="float">
            <text:p>23120.42841386</text:p>
          </table:table-cell>
          <table:table-cell office:value-type="float" office:value="22992.58995175" calcext:value-type="float">
            <text:p>22992.58995175</text:p>
          </table:table-cell>
          <table:table-cell office:value-type="float" office:value="23114.56574659" calcext:value-type="float">
            <text:p>23114.56574659</text:p>
          </table:table-cell>
          <table:table-cell office:value-type="float" office:value="22868.59802317" calcext:value-type="float">
            <text:p>22868.59802317</text:p>
          </table:table-cell>
          <table:table-cell office:value-type="float" office:value="16" calcext:value-type="float">
            <text:p>16</text:p>
          </table:table-cell>
          <table:table-cell table:formula="of:=[.B17]/1000*3.3" office:value-type="float" office:value="76.297413765738" calcext:value-type="float">
            <text:p>76.297413765738</text:p>
          </table:table-cell>
          <table:table-cell table:formula="of:=[.C17]/1000*3.3" office:value-type="float" office:value="75.875546840775" calcext:value-type="float">
            <text:p>75.875546840775</text:p>
          </table:table-cell>
          <table:table-cell table:formula="of:=[.D17]/1000*3.3" office:value-type="float" office:value="76.278066963747" calcext:value-type="float">
            <text:p>76.278066963747</text:p>
          </table:table-cell>
          <table:table-cell table:formula="of:=[.E17]/1000*3.3" office:value-type="float" office:value="75.466373476461" calcext:value-type="float">
            <text:p>75.466373476461</text:p>
          </table:table-cell>
          <table:table-cell/>
          <table:table-cell office:value-type="float" office:value="59.96268" calcext:value-type="float">
            <text:p>59.96268</text:p>
          </table:table-cell>
          <table:table-cell office:value-type="float" office:value="60.01803" calcext:value-type="float">
            <text:p>60.01803</text:p>
          </table:table-cell>
          <table:table-cell office:value-type="float" office:value="59.86907" calcext:value-type="float">
            <text:p>59.869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997.09434603" calcext:value-type="float">
            <text:p>22997.09434603</text:p>
          </table:table-cell>
          <table:table-cell office:value-type="float" office:value="22895.96404655" calcext:value-type="float">
            <text:p>22895.96404655</text:p>
          </table:table-cell>
          <table:table-cell office:value-type="float" office:value="23079.11119913" calcext:value-type="float">
            <text:p>23079.11119913</text:p>
          </table:table-cell>
          <table:table-cell office:value-type="float" office:value="22778.42939692" calcext:value-type="float">
            <text:p>22778.42939692</text:p>
          </table:table-cell>
          <table:table-cell office:value-type="float" office:value="17" calcext:value-type="float">
            <text:p>17</text:p>
          </table:table-cell>
          <table:table-cell table:formula="of:=[.B18]/1000*3.3" office:value-type="float" office:value="75.890411341899" calcext:value-type="float">
            <text:p>75.890411341899</text:p>
          </table:table-cell>
          <table:table-cell table:formula="of:=[.C18]/1000*3.3" office:value-type="float" office:value="75.556681353615" calcext:value-type="float">
            <text:p>75.556681353615</text:p>
          </table:table-cell>
          <table:table-cell table:formula="of:=[.D18]/1000*3.3" office:value-type="float" office:value="76.161066957129" calcext:value-type="float">
            <text:p>76.161066957129</text:p>
          </table:table-cell>
          <table:table-cell table:formula="of:=[.E18]/1000*3.3" office:value-type="float" office:value="75.168817009836" calcext:value-type="float">
            <text:p>75.168817009836</text:p>
          </table:table-cell>
          <table:table-cell/>
          <table:table-cell office:value-type="float" office:value="59.98835" calcext:value-type="float">
            <text:p>59.98835</text:p>
          </table:table-cell>
          <table:table-cell office:value-type="float" office:value="59.99468" calcext:value-type="float">
            <text:p>59.99468</text:p>
          </table:table-cell>
          <table:table-cell office:value-type="float" office:value="59.8694" calcext:value-type="float">
            <text:p>59.86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104.19102372" calcext:value-type="float">
            <text:p>23104.19102372</text:p>
          </table:table-cell>
          <table:table-cell office:value-type="float" office:value="22997.40985313" calcext:value-type="float">
            <text:p>22997.40985313</text:p>
          </table:table-cell>
          <table:table-cell office:value-type="float" office:value="23150.91557472" calcext:value-type="float">
            <text:p>23150.91557472</text:p>
          </table:table-cell>
          <table:table-cell office:value-type="float" office:value="22876.49900724" calcext:value-type="float">
            <text:p>22876.49900724</text:p>
          </table:table-cell>
          <table:table-cell office:value-type="float" office:value="18" calcext:value-type="float">
            <text:p>18</text:p>
          </table:table-cell>
          <table:table-cell table:formula="of:=[.B19]/1000*3.3" office:value-type="float" office:value="76.243830378276" calcext:value-type="float">
            <text:p>76.243830378276</text:p>
          </table:table-cell>
          <table:table-cell table:formula="of:=[.C19]/1000*3.3" office:value-type="float" office:value="75.891452515329" calcext:value-type="float">
            <text:p>75.891452515329</text:p>
          </table:table-cell>
          <table:table-cell table:formula="of:=[.D19]/1000*3.3" office:value-type="float" office:value="76.398021396576" calcext:value-type="float">
            <text:p>76.398021396576</text:p>
          </table:table-cell>
          <table:table-cell table:formula="of:=[.E19]/1000*3.3" office:value-type="float" office:value="75.492446723892" calcext:value-type="float">
            <text:p>75.492446723892</text:p>
          </table:table-cell>
          <table:table-cell/>
          <table:table-cell office:value-type="float" office:value="59.96582" calcext:value-type="float">
            <text:p>59.96582</text:p>
          </table:table-cell>
          <table:table-cell office:value-type="float" office:value="60.07286" calcext:value-type="float">
            <text:p>60.07286</text:p>
          </table:table-cell>
          <table:table-cell office:value-type="float" office:value="59.83198" calcext:value-type="float">
            <text:p>59.831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018.67823141" calcext:value-type="float">
            <text:p>23018.67823141</text:p>
          </table:table-cell>
          <table:table-cell office:value-type="float" office:value="22898.39167231" calcext:value-type="float">
            <text:p>22898.39167231</text:p>
          </table:table-cell>
          <table:table-cell office:value-type="float" office:value="23048.40934983" calcext:value-type="float">
            <text:p>23048.40934983</text:p>
          </table:table-cell>
          <table:table-cell office:value-type="float" office:value="22783.91308781" calcext:value-type="float">
            <text:p>22783.91308781</text:p>
          </table:table-cell>
          <table:table-cell office:value-type="float" office:value="19" calcext:value-type="float">
            <text:p>19</text:p>
          </table:table-cell>
          <table:table-cell table:formula="of:=[.B20]/1000*3.3" office:value-type="float" office:value="75.961638163653" calcext:value-type="float">
            <text:p>75.961638163653</text:p>
          </table:table-cell>
          <table:table-cell table:formula="of:=[.C20]/1000*3.3" office:value-type="float" office:value="75.564692518623" calcext:value-type="float">
            <text:p>75.564692518623</text:p>
          </table:table-cell>
          <table:table-cell table:formula="of:=[.D20]/1000*3.3" office:value-type="float" office:value="76.059750854439" calcext:value-type="float">
            <text:p>76.059750854439</text:p>
          </table:table-cell>
          <table:table-cell table:formula="of:=[.E20]/1000*3.3" office:value-type="float" office:value="75.186913189773" calcext:value-type="float">
            <text:p>75.186913189773</text:p>
          </table:table-cell>
          <table:table-cell/>
          <table:table-cell office:value-type="float" office:value="59.98762" calcext:value-type="float">
            <text:p>59.98762</text:p>
          </table:table-cell>
          <table:table-cell office:value-type="float" office:value="60.03033" calcext:value-type="float">
            <text:p>60.03033</text:p>
          </table:table-cell>
          <table:table-cell office:value-type="float" office:value="59.83692" calcext:value-type="float">
            <text:p>59.836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128.9656506" calcext:value-type="float">
            <text:p>23128.9656506</text:p>
          </table:table-cell>
          <table:table-cell office:value-type="float" office:value="22996.84106221" calcext:value-type="float">
            <text:p>22996.84106221</text:p>
          </table:table-cell>
          <table:table-cell office:value-type="float" office:value="23158.93555588" calcext:value-type="float">
            <text:p>23158.93555588</text:p>
          </table:table-cell>
          <table:table-cell office:value-type="float" office:value="22913.82275029" calcext:value-type="float">
            <text:p>22913.82275029</text:p>
          </table:table-cell>
          <table:table-cell office:value-type="float" office:value="20" calcext:value-type="float">
            <text:p>20</text:p>
          </table:table-cell>
          <table:table-cell table:formula="of:=[.B21]/1000*3.3" office:value-type="float" office:value="76.32558664698" calcext:value-type="float">
            <text:p>76.32558664698</text:p>
          </table:table-cell>
          <table:table-cell table:formula="of:=[.C21]/1000*3.3" office:value-type="float" office:value="75.889575505293" calcext:value-type="float">
            <text:p>75.889575505293</text:p>
          </table:table-cell>
          <table:table-cell table:formula="of:=[.D21]/1000*3.3" office:value-type="float" office:value="76.424487334404" calcext:value-type="float">
            <text:p>76.424487334404</text:p>
          </table:table-cell>
          <table:table-cell table:formula="of:=[.E21]/1000*3.3" office:value-type="float" office:value="75.615615075957" calcext:value-type="float">
            <text:p>75.615615075957</text:p>
          </table:table-cell>
          <table:table-cell/>
          <table:table-cell office:value-type="float" office:value="59.99591" calcext:value-type="float">
            <text:p>59.99591</text:p>
          </table:table-cell>
          <table:table-cell office:value-type="float" office:value="60.03845" calcext:value-type="float">
            <text:p>60.03845</text:p>
          </table:table-cell>
          <table:table-cell office:value-type="float" office:value="59.87111" calcext:value-type="float">
            <text:p>59.87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980.6963228" calcext:value-type="float">
            <text:p>22980.6963228</text:p>
          </table:table-cell>
          <table:table-cell office:value-type="float" office:value="22872.8801464" calcext:value-type="float">
            <text:p>22872.8801464</text:p>
          </table:table-cell>
          <table:table-cell office:value-type="float" office:value="22997.96918736" calcext:value-type="float">
            <text:p>22997.96918736</text:p>
          </table:table-cell>
          <table:table-cell office:value-type="float" office:value="22798.05880446" calcext:value-type="float">
            <text:p>22798.05880446</text:p>
          </table:table-cell>
          <table:table-cell office:value-type="float" office:value="21" calcext:value-type="float">
            <text:p>21</text:p>
          </table:table-cell>
          <table:table-cell table:formula="of:=[.B22]/1000*3.3" office:value-type="float" office:value="75.83629786524" calcext:value-type="float">
            <text:p>75.83629786524</text:p>
          </table:table-cell>
          <table:table-cell table:formula="of:=[.C22]/1000*3.3" office:value-type="float" office:value="75.48050448312" calcext:value-type="float">
            <text:p>75.48050448312</text:p>
          </table:table-cell>
          <table:table-cell table:formula="of:=[.D22]/1000*3.3" office:value-type="float" office:value="75.893298318288" calcext:value-type="float">
            <text:p>75.893298318288</text:p>
          </table:table-cell>
          <table:table-cell table:formula="of:=[.E22]/1000*3.3" office:value-type="float" office:value="75.233594054718" calcext:value-type="float">
            <text:p>75.233594054718</text:p>
          </table:table-cell>
          <table:table-cell/>
          <table:table-cell office:value-type="float" office:value="59.95573" calcext:value-type="float">
            <text:p>59.95573</text:p>
          </table:table-cell>
          <table:table-cell office:value-type="float" office:value="59.97808" calcext:value-type="float">
            <text:p>59.97808</text:p>
          </table:table-cell>
          <table:table-cell office:value-type="float" office:value="59.85094" calcext:value-type="float">
            <text:p>59.850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133.88737958" calcext:value-type="float">
            <text:p>23133.88737958</text:p>
          </table:table-cell>
          <table:table-cell office:value-type="float" office:value="23024.31840874" calcext:value-type="float">
            <text:p>23024.31840874</text:p>
          </table:table-cell>
          <table:table-cell office:value-type="float" office:value="23143.72554942" calcext:value-type="float">
            <text:p>23143.72554942</text:p>
          </table:table-cell>
          <table:table-cell office:value-type="float" office:value="22918.48501113" calcext:value-type="float">
            <text:p>22918.48501113</text:p>
          </table:table-cell>
          <table:table-cell office:value-type="float" office:value="22" calcext:value-type="float">
            <text:p>22</text:p>
          </table:table-cell>
          <table:table-cell table:formula="of:=[.B23]/1000*3.3" office:value-type="float" office:value="76.341828352614" calcext:value-type="float">
            <text:p>76.341828352614</text:p>
          </table:table-cell>
          <table:table-cell table:formula="of:=[.C23]/1000*3.3" office:value-type="float" office:value="75.980250748842" calcext:value-type="float">
            <text:p>75.980250748842</text:p>
          </table:table-cell>
          <table:table-cell table:formula="of:=[.D23]/1000*3.3" office:value-type="float" office:value="76.374294313086" calcext:value-type="float">
            <text:p>76.374294313086</text:p>
          </table:table-cell>
          <table:table-cell table:formula="of:=[.E23]/1000*3.3" office:value-type="float" office:value="75.631000536729" calcext:value-type="float">
            <text:p>75.631000536729</text:p>
          </table:table-cell>
          <table:table-cell/>
          <table:table-cell office:value-type="float" office:value="59.95346" calcext:value-type="float">
            <text:p>59.95346</text:p>
          </table:table-cell>
          <table:table-cell office:value-type="float" office:value="59.97175" calcext:value-type="float">
            <text:p>59.97175</text:p>
          </table:table-cell>
          <table:table-cell office:value-type="float" office:value="59.83943" calcext:value-type="float">
            <text:p>59.839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.18528311" calcext:value-type="float">
            <text:p>23012.18528311</text:p>
          </table:table-cell>
          <table:table-cell office:value-type="float" office:value="22878.8745242" calcext:value-type="float">
            <text:p>22878.8745242</text:p>
          </table:table-cell>
          <table:table-cell office:value-type="float" office:value="23008.72055355" calcext:value-type="float">
            <text:p>23008.72055355</text:p>
          </table:table-cell>
          <table:table-cell office:value-type="float" office:value="22824.08225106" calcext:value-type="float">
            <text:p>22824.08225106</text:p>
          </table:table-cell>
          <table:table-cell office:value-type="float" office:value="23" calcext:value-type="float">
            <text:p>23</text:p>
          </table:table-cell>
          <table:table-cell table:formula="of:=[.B24]/1000*3.3" office:value-type="float" office:value="75.940211434263" calcext:value-type="float">
            <text:p>75.940211434263</text:p>
          </table:table-cell>
          <table:table-cell table:formula="of:=[.C24]/1000*3.3" office:value-type="float" office:value="75.50028592986" calcext:value-type="float">
            <text:p>75.50028592986</text:p>
          </table:table-cell>
          <table:table-cell table:formula="of:=[.D24]/1000*3.3" office:value-type="float" office:value="75.928777826715" calcext:value-type="float">
            <text:p>75.928777826715</text:p>
          </table:table-cell>
          <table:table-cell table:formula="of:=[.E24]/1000*3.3" office:value-type="float" office:value="75.319471428498" calcext:value-type="float">
            <text:p>75.319471428498</text:p>
          </table:table-cell>
          <table:table-cell/>
          <table:table-cell office:value-type="float" office:value="59.96675" calcext:value-type="float">
            <text:p>59.96675</text:p>
          </table:table-cell>
          <table:table-cell office:value-type="float" office:value="60.07246" calcext:value-type="float">
            <text:p>60.07246</text:p>
          </table:table-cell>
          <table:table-cell office:value-type="float" office:value="59.8148" calcext:value-type="float">
            <text:p>59.81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124.1511734" calcext:value-type="float">
            <text:p>23124.1511734</text:p>
          </table:table-cell>
          <table:table-cell office:value-type="float" office:value="23012.95820501" calcext:value-type="float">
            <text:p>23012.95820501</text:p>
          </table:table-cell>
          <table:table-cell office:value-type="float" office:value="23150.95403456" calcext:value-type="float">
            <text:p>23150.95403456</text:p>
          </table:table-cell>
          <table:table-cell office:value-type="float" office:value="22917.35341206" calcext:value-type="float">
            <text:p>22917.35341206</text:p>
          </table:table-cell>
          <table:table-cell office:value-type="float" office:value="24" calcext:value-type="float">
            <text:p>24</text:p>
          </table:table-cell>
          <table:table-cell table:formula="of:=[.B25]/1000*3.3" office:value-type="float" office:value="76.30969887222" calcext:value-type="float">
            <text:p>76.30969887222</text:p>
          </table:table-cell>
          <table:table-cell table:formula="of:=[.C25]/1000*3.3" office:value-type="float" office:value="75.942762076533" calcext:value-type="float">
            <text:p>75.942762076533</text:p>
          </table:table-cell>
          <table:table-cell table:formula="of:=[.D25]/1000*3.3" office:value-type="float" office:value="76.398148314048" calcext:value-type="float">
            <text:p>76.398148314048</text:p>
          </table:table-cell>
          <table:table-cell table:formula="of:=[.E25]/1000*3.3" office:value-type="float" office:value="75.627266259798" calcext:value-type="float">
            <text:p>75.627266259798</text:p>
          </table:table-cell>
          <table:table-cell/>
          <table:table-cell office:value-type="float" office:value="59.99727" calcext:value-type="float">
            <text:p>59.99727</text:p>
          </table:table-cell>
          <table:table-cell office:value-type="float" office:value="60.00865" calcext:value-type="float">
            <text:p>60.00865</text:p>
          </table:table-cell>
          <table:table-cell office:value-type="float" office:value="59.82675" calcext:value-type="float">
            <text:p>59.826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818.47963846" calcext:value-type="float">
            <text:p>22818.47963846</text:p>
          </table:table-cell>
          <table:table-cell office:value-type="float" office:value="22899.2176115" calcext:value-type="float">
            <text:p>22899.2176115</text:p>
          </table:table-cell>
          <table:table-cell office:value-type="float" office:value="23016.34390199" calcext:value-type="float">
            <text:p>23016.34390199</text:p>
          </table:table-cell>
          <table:table-cell office:value-type="float" office:value="22795.48465043" calcext:value-type="float">
            <text:p>22795.48465043</text:p>
          </table:table-cell>
          <table:table-cell office:value-type="float" office:value="25" calcext:value-type="float">
            <text:p>25</text:p>
          </table:table-cell>
          <table:table-cell table:formula="of:=[.B26]/1000*3.3" office:value-type="float" office:value="75.300982806918" calcext:value-type="float">
            <text:p>75.300982806918</text:p>
          </table:table-cell>
          <table:table-cell table:formula="of:=[.C26]/1000*3.3" office:value-type="float" office:value="75.56741811795" calcext:value-type="float">
            <text:p>75.56741811795</text:p>
          </table:table-cell>
          <table:table-cell table:formula="of:=[.D26]/1000*3.3" office:value-type="float" office:value="75.953934876567" calcext:value-type="float">
            <text:p>75.953934876567</text:p>
          </table:table-cell>
          <table:table-cell table:formula="of:=[.E26]/1000*3.3" office:value-type="float" office:value="75.225099346419" calcext:value-type="float">
            <text:p>75.225099346419</text:p>
          </table:table-cell>
          <table:table-cell/>
          <table:table-cell office:value-type="float" office:value="59.95854" calcext:value-type="float">
            <text:p>59.95854</text:p>
          </table:table-cell>
          <table:table-cell office:value-type="float" office:value="59.91594" calcext:value-type="float">
            <text:p>59.91594</text:p>
          </table:table-cell>
          <table:table-cell office:value-type="float" office:value="59.81366" calcext:value-type="float">
            <text:p>59.813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060.3872783" calcext:value-type="float">
            <text:p>23060.3872783</text:p>
          </table:table-cell>
          <table:table-cell office:value-type="float" office:value="23030.06793666" calcext:value-type="float">
            <text:p>23030.06793666</text:p>
          </table:table-cell>
          <table:table-cell office:value-type="float" office:value="23158.81472036" calcext:value-type="float">
            <text:p>23158.81472036</text:p>
          </table:table-cell>
          <table:table-cell office:value-type="float" office:value="22879.71726784" calcext:value-type="float">
            <text:p>22879.71726784</text:p>
          </table:table-cell>
          <table:table-cell office:value-type="float" office:value="26" calcext:value-type="float">
            <text:p>26</text:p>
          </table:table-cell>
          <table:table-cell table:formula="of:=[.B27]/1000*3.3" office:value-type="float" office:value="76.09927801839" calcext:value-type="float">
            <text:p>76.09927801839</text:p>
          </table:table-cell>
          <table:table-cell table:formula="of:=[.C27]/1000*3.3" office:value-type="float" office:value="75.999224190978" calcext:value-type="float">
            <text:p>75.999224190978</text:p>
          </table:table-cell>
          <table:table-cell table:formula="of:=[.D27]/1000*3.3" office:value-type="float" office:value="76.424088577188" calcext:value-type="float">
            <text:p>76.424088577188</text:p>
          </table:table-cell>
          <table:table-cell table:formula="of:=[.E27]/1000*3.3" office:value-type="float" office:value="75.503066983872" calcext:value-type="float">
            <text:p>75.503066983872</text:p>
          </table:table-cell>
          <table:table-cell/>
          <table:table-cell office:value-type="float" office:value="59.93828" calcext:value-type="float">
            <text:p>59.93828</text:p>
          </table:table-cell>
          <table:table-cell office:value-type="float" office:value="59.98598" calcext:value-type="float">
            <text:p>59.98598</text:p>
          </table:table-cell>
          <table:table-cell office:value-type="float" office:value="59.82013" calcext:value-type="float">
            <text:p>59.82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027.74631909" calcext:value-type="float">
            <text:p>23027.74631909</text:p>
          </table:table-cell>
          <table:table-cell office:value-type="float" office:value="22873.5844916" calcext:value-type="float">
            <text:p>22873.5844916</text:p>
          </table:table-cell>
          <table:table-cell office:value-type="float" office:value="23014.9568126" calcext:value-type="float">
            <text:p>23014.9568126</text:p>
          </table:table-cell>
          <table:table-cell office:value-type="float" office:value="22768.37667206" calcext:value-type="float">
            <text:p>22768.37667206</text:p>
          </table:table-cell>
          <table:table-cell office:value-type="float" office:value="27" calcext:value-type="float">
            <text:p>27</text:p>
          </table:table-cell>
          <table:table-cell table:formula="of:=[.B28]/1000*3.3" office:value-type="float" office:value="75.991562852997" calcext:value-type="float">
            <text:p>75.991562852997</text:p>
          </table:table-cell>
          <table:table-cell table:formula="of:=[.C28]/1000*3.3" office:value-type="float" office:value="75.48282882228" calcext:value-type="float">
            <text:p>75.48282882228</text:p>
          </table:table-cell>
          <table:table-cell table:formula="of:=[.D28]/1000*3.3" office:value-type="float" office:value="75.94935748158" calcext:value-type="float">
            <text:p>75.94935748158</text:p>
          </table:table-cell>
          <table:table-cell table:formula="of:=[.E28]/1000*3.3" office:value-type="float" office:value="75.135643017798" calcext:value-type="float">
            <text:p>75.135643017798</text:p>
          </table:table-cell>
          <table:table-cell>
            <draw:frame draw:z-index="0" draw:style-name="gr1" draw:text-style-name="P1" svg:width="9.007cm" svg:height="10.358cm" svg:x="1.786cm" svg:y="0.426cm">
              <draw:object draw:notify-on-update-of-ranges="TEMP.F2:TEMP.F10 TEMP.G1:TEMP.G1 TEMP.G2:TEMP.G10 TEMP.H1:TEMP.H1 TEMP.H2:TEMP.H10 TEMP.I1:TEMP.I1 TEMP.I2:TEMP.I10 TEMP.J1:TEMP.J1 TEMP.J2:TEMP.J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59.96156" calcext:value-type="float">
            <text:p>59.96156</text:p>
          </table:table-cell>
          <table:table-cell office:value-type="float" office:value="60.048" calcext:value-type="float">
            <text:p>60.048</text:p>
          </table:table-cell>
          <table:table-cell office:value-type="float" office:value="59.85213" calcext:value-type="float">
            <text:p>59.852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135.15439406" calcext:value-type="float">
            <text:p>23135.15439406</text:p>
          </table:table-cell>
          <table:table-cell office:value-type="float" office:value="22997.9867864" calcext:value-type="float">
            <text:p>22997.9867864</text:p>
          </table:table-cell>
          <table:table-cell office:value-type="float" office:value="23132.43726445" calcext:value-type="float">
            <text:p>23132.43726445</text:p>
          </table:table-cell>
          <table:table-cell office:value-type="float" office:value="22863.55708845" calcext:value-type="float">
            <text:p>22863.55708845</text:p>
          </table:table-cell>
          <table:table-cell office:value-type="float" office:value="28" calcext:value-type="float">
            <text:p>28</text:p>
          </table:table-cell>
          <table:table-cell table:formula="of:=[.B29]/1000*3.3" office:value-type="float" office:value="76.346009500398" calcext:value-type="float">
            <text:p>76.346009500398</text:p>
          </table:table-cell>
          <table:table-cell table:formula="of:=[.C29]/1000*3.3" office:value-type="float" office:value="75.89335639512" calcext:value-type="float">
            <text:p>75.89335639512</text:p>
          </table:table-cell>
          <table:table-cell table:formula="of:=[.D29]/1000*3.3" office:value-type="float" office:value="76.337042972685" calcext:value-type="float">
            <text:p>76.337042972685</text:p>
          </table:table-cell>
          <table:table-cell table:formula="of:=[.E29]/1000*3.3" office:value-type="float" office:value="75.449738391885" calcext:value-type="float">
            <text:p>75.449738391885</text:p>
          </table:table-cell>
          <table:table-cell/>
          <table:table-cell office:value-type="float" office:value="59.94942" calcext:value-type="float">
            <text:p>59.94942</text:p>
          </table:table-cell>
          <table:table-cell office:value-type="float" office:value="60.02269" calcext:value-type="float">
            <text:p>60.02269</text:p>
          </table:table-cell>
          <table:table-cell office:value-type="float" office:value="59.82436" calcext:value-type="float">
            <text:p>59.824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980.77144874" calcext:value-type="float">
            <text:p>22980.77144874</text:p>
          </table:table-cell>
          <table:table-cell office:value-type="float" office:value="22862.14798479" calcext:value-type="float">
            <text:p>22862.14798479</text:p>
          </table:table-cell>
          <table:table-cell office:value-type="float" office:value="23002.66104717" calcext:value-type="float">
            <text:p>23002.66104717</text:p>
          </table:table-cell>
          <table:table-cell office:value-type="float" office:value="22770.27952885" calcext:value-type="float">
            <text:p>22770.27952885</text:p>
          </table:table-cell>
          <table:table-cell office:value-type="float" office:value="29" calcext:value-type="float">
            <text:p>29</text:p>
          </table:table-cell>
          <table:table-cell table:formula="of:=[.B30]/1000*3.3" office:value-type="float" office:value="75.836545780842" calcext:value-type="float">
            <text:p>75.836545780842</text:p>
          </table:table-cell>
          <table:table-cell table:formula="of:=[.C30]/1000*3.3" office:value-type="float" office:value="75.445088349807" calcext:value-type="float">
            <text:p>75.445088349807</text:p>
          </table:table-cell>
          <table:table-cell table:formula="of:=[.D30]/1000*3.3" office:value-type="float" office:value="75.908781455661" calcext:value-type="float">
            <text:p>75.908781455661</text:p>
          </table:table-cell>
          <table:table-cell table:formula="of:=[.E30]/1000*3.3" office:value-type="float" office:value="75.141922445205" calcext:value-type="float">
            <text:p>75.141922445205</text:p>
          </table:table-cell>
          <table:table-cell/>
          <table:table-cell office:value-type="float" office:value="59.9645" calcext:value-type="float">
            <text:p>59.9645</text:p>
          </table:table-cell>
          <table:table-cell office:value-type="float" office:value="59.98224" calcext:value-type="float">
            <text:p>59.98224</text:p>
          </table:table-cell>
          <table:table-cell office:value-type="float" office:value="59.81216" calcext:value-type="float">
            <text:p>59.812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086.92149927" calcext:value-type="float">
            <text:p>23086.92149927</text:p>
          </table:table-cell>
          <table:table-cell office:value-type="float" office:value="22992.35266287" calcext:value-type="float">
            <text:p>22992.35266287</text:p>
          </table:table-cell>
          <table:table-cell office:value-type="float" office:value="23069.60744251" calcext:value-type="float">
            <text:p>23069.60744251</text:p>
          </table:table-cell>
          <table:table-cell office:value-type="float" office:value="22964.73628273" calcext:value-type="float">
            <text:p>22964.73628273</text:p>
          </table:table-cell>
          <table:table-cell/>
          <table:table-cell table:formula="of:=[.B31]/1000*3.3" office:value-type="float" office:value="76.186840947591" calcext:value-type="float">
            <text:p>76.186840947591</text:p>
          </table:table-cell>
          <table:table-cell table:formula="of:=[.C31]/1000*3.3" office:value-type="float" office:value="75.874763787471" calcext:value-type="float">
            <text:p>75.874763787471</text:p>
          </table:table-cell>
          <table:table-cell table:formula="of:=[.D31]/1000*3.3" office:value-type="float" office:value="76.129704560283" calcext:value-type="float">
            <text:p>76.129704560283</text:p>
          </table:table-cell>
          <table:table-cell table:formula="of:=[.E31]/1000*3.3" office:value-type="float" office:value="75.783629733009" calcext:value-type="float">
            <text:p>75.783629733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13"/>
        </table:table-row>
      </table:table>
      <table:table table:name="LOC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[mJ]</text:p>
          </table:table-cell>
          <table:table-cell table:formula="of:=[.B1]" office:value-type="string" office:string-value="CM" calcext:value-type="string">
            <text:p>CM</text:p>
          </table:table-cell>
          <table:table-cell table:formula="of:=[.C1]" office:value-type="string" office:string-value="CL" calcext:value-type="string">
            <text:p>CL</text:p>
          </table:table-cell>
          <table:table-cell table:formula="of:=[.D1]" office:value-type="string" office:string-value="RM" calcext:value-type="string">
            <text:p>RM</text:p>
          </table:table-cell>
          <table:table-cell office:value-type="string" calcext:value-type="string">
            <text:p>R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6.55855284" calcext:value-type="float">
            <text:p>5196.55855284</text:p>
          </table:table-cell>
          <table:table-cell office:value-type="float" office:value="3268.02734443" calcext:value-type="float">
            <text:p>3268.02734443</text:p>
          </table:table-cell>
          <table:table-cell office:value-type="float" office:value="5394.31145193" calcext:value-type="float">
            <text:p>5394.31145193</text:p>
          </table:table-cell>
          <table:table-cell office:value-type="float" office:value="4230.49793492" calcext:value-type="float">
            <text:p>4230.49793492</text:p>
          </table:table-cell>
          <table:table-cell table:formula="of:=[.A2]" office:value-type="float" office:value="1" calcext:value-type="float">
            <text:p>1</text:p>
          </table:table-cell>
          <table:table-cell table:formula="of:=[.B2]/1000*3.3" office:value-type="float" office:value="17.148643224372" calcext:value-type="float">
            <text:p>17.148643224372</text:p>
          </table:table-cell>
          <table:table-cell table:formula="of:=[.C2]/1000*3.3" office:value-type="float" office:value="10.784490236619" calcext:value-type="float">
            <text:p>10.784490236619</text:p>
          </table:table-cell>
          <table:table-cell table:formula="of:=[.D2]/1000*3.3" office:value-type="float" office:value="17.801227791369" calcext:value-type="float">
            <text:p>17.801227791369</text:p>
          </table:table-cell>
          <table:table-cell table:formula="of:=[.E2]/1000*3.3" office:value-type="float" office:value="13.960643185236" calcext:value-type="float">
            <text:p>13.9606431852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11.71464267" calcext:value-type="float">
            <text:p>5211.71464267</text:p>
          </table:table-cell>
          <table:table-cell office:value-type="float" office:value="3219.85029953" calcext:value-type="float">
            <text:p>3219.85029953</text:p>
          </table:table-cell>
          <table:table-cell office:value-type="float" office:value="5402.50343793" calcext:value-type="float">
            <text:p>5402.50343793</text:p>
          </table:table-cell>
          <table:table-cell office:value-type="float" office:value="3726.92976684" calcext:value-type="float">
            <text:p>3726.92976684</text:p>
          </table:table-cell>
          <table:table-cell table:formula="of:=[.A3]" office:value-type="float" office:value="2" calcext:value-type="float">
            <text:p>2</text:p>
          </table:table-cell>
          <table:table-cell table:formula="of:=[.B3]/1000*3.3" office:value-type="float" office:value="17.198658320811" calcext:value-type="float">
            <text:p>17.198658320811</text:p>
          </table:table-cell>
          <table:table-cell table:formula="of:=[.C3]/1000*3.3" office:value-type="float" office:value="10.625505988449" calcext:value-type="float">
            <text:p>10.625505988449</text:p>
          </table:table-cell>
          <table:table-cell table:formula="of:=[.D3]/1000*3.3" office:value-type="float" office:value="17.828261345169" calcext:value-type="float">
            <text:p>17.828261345169</text:p>
          </table:table-cell>
          <table:table-cell table:formula="of:=[.E3]/1000*3.3" office:value-type="float" office:value="12.298868230572" calcext:value-type="float">
            <text:p>12.2988682305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89.32007577" calcext:value-type="float">
            <text:p>5189.32007577</text:p>
          </table:table-cell>
          <table:table-cell office:value-type="float" office:value="3213.38518282" calcext:value-type="float">
            <text:p>3213.38518282</text:p>
          </table:table-cell>
          <table:table-cell office:value-type="float" office:value="5379.32806386" calcext:value-type="float">
            <text:p>5379.32806386</text:p>
          </table:table-cell>
          <table:table-cell office:value-type="float" office:value="3435.212411" calcext:value-type="float">
            <text:p>3435.212411</text:p>
          </table:table-cell>
          <table:table-cell table:formula="of:=[.A4]" office:value-type="float" office:value="3" calcext:value-type="float">
            <text:p>3</text:p>
          </table:table-cell>
          <table:table-cell table:formula="of:=[.B4]/1000*3.3" office:value-type="float" office:value="17.124756250041" calcext:value-type="float">
            <text:p>17.124756250041</text:p>
          </table:table-cell>
          <table:table-cell table:formula="of:=[.C4]/1000*3.3" office:value-type="float" office:value="10.604171103306" calcext:value-type="float">
            <text:p>10.604171103306</text:p>
          </table:table-cell>
          <table:table-cell table:formula="of:=[.D4]/1000*3.3" office:value-type="float" office:value="17.751782610738" calcext:value-type="float">
            <text:p>17.751782610738</text:p>
          </table:table-cell>
          <table:table-cell table:formula="of:=[.E4]/1000*3.3" office:value-type="float" office:value="11.3362009563" calcext:value-type="float">
            <text:p>11.33620095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98.06420343" calcext:value-type="float">
            <text:p>5198.06420343</text:p>
          </table:table-cell>
          <table:table-cell office:value-type="float" office:value="3221.9574063" calcext:value-type="float">
            <text:p>3221.9574063</text:p>
          </table:table-cell>
          <table:table-cell office:value-type="float" office:value="5392.61204927" calcext:value-type="float">
            <text:p>5392.61204927</text:p>
          </table:table-cell>
          <table:table-cell office:value-type="float" office:value="3281.8397155" calcext:value-type="float">
            <text:p>3281.8397155</text:p>
          </table:table-cell>
          <table:table-cell table:formula="of:=[.A5]" office:value-type="float" office:value="4" calcext:value-type="float">
            <text:p>4</text:p>
          </table:table-cell>
          <table:table-cell table:formula="of:=[.B5]/1000*3.3" office:value-type="float" office:value="17.153611871319" calcext:value-type="float">
            <text:p>17.153611871319</text:p>
          </table:table-cell>
          <table:table-cell table:formula="of:=[.C5]/1000*3.3" office:value-type="float" office:value="10.63245944079" calcext:value-type="float">
            <text:p>10.63245944079</text:p>
          </table:table-cell>
          <table:table-cell table:formula="of:=[.D5]/1000*3.3" office:value-type="float" office:value="17.795619762591" calcext:value-type="float">
            <text:p>17.795619762591</text:p>
          </table:table-cell>
          <table:table-cell table:formula="of:=[.E5]/1000*3.3" office:value-type="float" office:value="10.83007106115" calcext:value-type="float">
            <text:p>10.830071061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95.37276633" calcext:value-type="float">
            <text:p>5195.37276633</text:p>
          </table:table-cell>
          <table:table-cell office:value-type="float" office:value="3209.61495518" calcext:value-type="float">
            <text:p>3209.61495518</text:p>
          </table:table-cell>
          <table:table-cell office:value-type="float" office:value="5374.98812844" calcext:value-type="float">
            <text:p>5374.98812844</text:p>
          </table:table-cell>
          <table:table-cell office:value-type="float" office:value="3263.94386083" calcext:value-type="float">
            <text:p>3263.94386083</text:p>
          </table:table-cell>
          <table:table-cell table:formula="of:=[.A6]" office:value-type="float" office:value="5" calcext:value-type="float">
            <text:p>5</text:p>
          </table:table-cell>
          <table:table-cell table:formula="of:=[.B6]/1000*3.3" office:value-type="float" office:value="17.144730128889" calcext:value-type="float">
            <text:p>17.144730128889</text:p>
          </table:table-cell>
          <table:table-cell table:formula="of:=[.C6]/1000*3.3" office:value-type="float" office:value="10.591729352094" calcext:value-type="float">
            <text:p>10.591729352094</text:p>
          </table:table-cell>
          <table:table-cell table:formula="of:=[.D6]/1000*3.3" office:value-type="float" office:value="17.737460823852" calcext:value-type="float">
            <text:p>17.737460823852</text:p>
          </table:table-cell>
          <table:table-cell table:formula="of:=[.E6]/1000*3.3" office:value-type="float" office:value="10.771014740739" calcext:value-type="float">
            <text:p>10.7710147407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97.44575841" calcext:value-type="float">
            <text:p>5197.44575841</text:p>
          </table:table-cell>
          <table:table-cell office:value-type="float" office:value="3214.37042587" calcext:value-type="float">
            <text:p>3214.37042587</text:p>
          </table:table-cell>
          <table:table-cell office:value-type="float" office:value="5379.79875878" calcext:value-type="float">
            <text:p>5379.79875878</text:p>
          </table:table-cell>
          <table:table-cell office:value-type="float" office:value="3279.45069514" calcext:value-type="float">
            <text:p>3279.45069514</text:p>
          </table:table-cell>
          <table:table-cell table:formula="of:=[.A7]" office:value-type="float" office:value="6" calcext:value-type="float">
            <text:p>6</text:p>
          </table:table-cell>
          <table:table-cell table:formula="of:=[.B7]/1000*3.3" office:value-type="float" office:value="17.151571002753" calcext:value-type="float">
            <text:p>17.151571002753</text:p>
          </table:table-cell>
          <table:table-cell table:formula="of:=[.C7]/1000*3.3" office:value-type="float" office:value="10.607422405371" calcext:value-type="float">
            <text:p>10.607422405371</text:p>
          </table:table-cell>
          <table:table-cell table:formula="of:=[.D7]/1000*3.3" office:value-type="float" office:value="17.753335903974" calcext:value-type="float">
            <text:p>17.753335903974</text:p>
          </table:table-cell>
          <table:table-cell table:formula="of:=[.E7]/1000*3.3" office:value-type="float" office:value="10.822187293962" calcext:value-type="float">
            <text:p>10.8221872939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80.66087686" calcext:value-type="float">
            <text:p>5180.66087686</text:p>
          </table:table-cell>
          <table:table-cell office:value-type="float" office:value="3210.18789619" calcext:value-type="float">
            <text:p>3210.18789619</text:p>
          </table:table-cell>
          <table:table-cell office:value-type="float" office:value="5367.44800421" calcext:value-type="float">
            <text:p>5367.44800421</text:p>
          </table:table-cell>
          <table:table-cell office:value-type="float" office:value="3261.88778059" calcext:value-type="float">
            <text:p>3261.88778059</text:p>
          </table:table-cell>
          <table:table-cell table:formula="of:=[.A8]" office:value-type="float" office:value="7" calcext:value-type="float">
            <text:p>7</text:p>
          </table:table-cell>
          <table:table-cell table:formula="of:=[.B8]/1000*3.3" office:value-type="float" office:value="17.096180893638" calcext:value-type="float">
            <text:p>17.096180893638</text:p>
          </table:table-cell>
          <table:table-cell table:formula="of:=[.C8]/1000*3.3" office:value-type="float" office:value="10.593620057427" calcext:value-type="float">
            <text:p>10.593620057427</text:p>
          </table:table-cell>
          <table:table-cell table:formula="of:=[.D8]/1000*3.3" office:value-type="float" office:value="17.712578413893" calcext:value-type="float">
            <text:p>17.712578413893</text:p>
          </table:table-cell>
          <table:table-cell table:formula="of:=[.E8]/1000*3.3" office:value-type="float" office:value="10.764229675947" calcext:value-type="float">
            <text:p>10.7642296759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91.10008695" calcext:value-type="float">
            <text:p>5191.10008695</text:p>
          </table:table-cell>
          <table:table-cell office:value-type="float" office:value="3214.19684826" calcext:value-type="float">
            <text:p>3214.19684826</text:p>
          </table:table-cell>
          <table:table-cell office:value-type="float" office:value="5381.60981342" calcext:value-type="float">
            <text:p>5381.60981342</text:p>
          </table:table-cell>
          <table:table-cell office:value-type="float" office:value="3276.16447647" calcext:value-type="float">
            <text:p>3276.16447647</text:p>
          </table:table-cell>
          <table:table-cell table:formula="of:=[.A9]" office:value-type="float" office:value="8" calcext:value-type="float">
            <text:p>8</text:p>
          </table:table-cell>
          <table:table-cell table:formula="of:=[.B9]/1000*3.3" office:value-type="float" office:value="17.130630286935" calcext:value-type="float">
            <text:p>17.130630286935</text:p>
          </table:table-cell>
          <table:table-cell table:formula="of:=[.C9]/1000*3.3" office:value-type="float" office:value="10.606849599258" calcext:value-type="float">
            <text:p>10.606849599258</text:p>
          </table:table-cell>
          <table:table-cell table:formula="of:=[.D9]/1000*3.3" office:value-type="float" office:value="17.759312384286" calcext:value-type="float">
            <text:p>17.759312384286</text:p>
          </table:table-cell>
          <table:table-cell table:formula="of:=[.E9]/1000*3.3" office:value-type="float" office:value="10.811342772351" calcext:value-type="float">
            <text:p>10.811342772351</text:p>
          </table:table-cell>
          <table:table-cell>
            <draw:frame draw:z-index="0" draw:style-name="gr1" draw:text-style-name="P1" svg:width="9.007cm" svg:height="10.358cm" svg:x="1.264cm" svg:y="0.227cm">
              <draw:object draw:notify-on-update-of-ranges="LOC.F2:LOC.F10 LOC.G1:LOC.G1 LOC.G2:LOC.G10 LOC.H1:LOC.H1 LOC.H2:LOC.H10 LOC.I1:LOC.I1 LOC.I2:LOC.I10 LOC.J1:LOC.J1 LOC.J2:LOC.J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84.5254277" calcext:value-type="float">
            <text:p>5184.5254277</text:p>
          </table:table-cell>
          <table:table-cell office:value-type="float" office:value="3201.90628531" calcext:value-type="float">
            <text:p>3201.90628531</text:p>
          </table:table-cell>
          <table:table-cell office:value-type="float" office:value="5361.39406061" calcext:value-type="float">
            <text:p>5361.39406061</text:p>
          </table:table-cell>
          <table:table-cell office:value-type="float" office:value="3256.31949682" calcext:value-type="float">
            <text:p>3256.31949682</text:p>
          </table:table-cell>
          <table:table-cell table:formula="of:=[.A10]" office:value-type="float" office:value="9" calcext:value-type="float">
            <text:p>9</text:p>
          </table:table-cell>
          <table:table-cell table:formula="of:=[.B10]/1000*3.3" office:value-type="float" office:value="17.10893391141" calcext:value-type="float">
            <text:p>17.10893391141</text:p>
          </table:table-cell>
          <table:table-cell table:formula="of:=[.C10]/1000*3.3" office:value-type="float" office:value="10.566290741523" calcext:value-type="float">
            <text:p>10.566290741523</text:p>
          </table:table-cell>
          <table:table-cell table:formula="of:=[.D10]/1000*3.3" office:value-type="float" office:value="17.692600400013" calcext:value-type="float">
            <text:p>17.692600400013</text:p>
          </table:table-cell>
          <table:table-cell table:formula="of:=[.E10]/1000*3.3" office:value-type="float" office:value="10.745854339506" calcext:value-type="float">
            <text:p>10.7458543395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00.12152021" calcext:value-type="float">
            <text:p>5200.12152021</text:p>
          </table:table-cell>
          <table:table-cell office:value-type="float" office:value="3212.29557205" calcext:value-type="float">
            <text:p>3212.29557205</text:p>
          </table:table-cell>
          <table:table-cell office:value-type="float" office:value="5375.28721745" calcext:value-type="float">
            <text:p>5375.28721745</text:p>
          </table:table-cell>
          <table:table-cell office:value-type="float" office:value="3265.8970036" calcext:value-type="float">
            <text:p>3265.8970036</text:p>
          </table:table-cell>
          <table:table-cell table:formula="of:=[.A11]" office:value-type="float" office:value="10" calcext:value-type="float">
            <text:p>10</text:p>
          </table:table-cell>
          <table:table-cell table:formula="of:=[.B11]/1000*3.3" office:value-type="float" office:value="17.160401016693" calcext:value-type="float">
            <text:p>17.160401016693</text:p>
          </table:table-cell>
          <table:table-cell table:formula="of:=[.C11]/1000*3.3" office:value-type="float" office:value="10.600575387765" calcext:value-type="float">
            <text:p>10.600575387765</text:p>
          </table:table-cell>
          <table:table-cell table:formula="of:=[.D11]/1000*3.3" office:value-type="float" office:value="17.738447817585" calcext:value-type="float">
            <text:p>17.738447817585</text:p>
          </table:table-cell>
          <table:table-cell table:formula="of:=[.E11]/1000*3.3" office:value-type="float" office:value="10.77746011188" calcext:value-type="float">
            <text:p>10.7774601118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88.32268489" calcext:value-type="float">
            <text:p>5188.32268489</text:p>
          </table:table-cell>
          <table:table-cell office:value-type="float" office:value="3203.58531126" calcext:value-type="float">
            <text:p>3203.58531126</text:p>
          </table:table-cell>
          <table:table-cell office:value-type="float" office:value="5359.92126718" calcext:value-type="float">
            <text:p>5359.92126718</text:p>
          </table:table-cell>
          <table:table-cell office:value-type="float" office:value="3244.02478041" calcext:value-type="float">
            <text:p>3244.02478041</text:p>
          </table:table-cell>
          <table:table-cell table:formula="of:=[.A12]" office:value-type="float" office:value="11" calcext:value-type="float">
            <text:p>11</text:p>
          </table:table-cell>
          <table:table-cell table:formula="of:=[.B12]/1000*3.3" office:value-type="float" office:value="17.121464860137" calcext:value-type="float">
            <text:p>17.121464860137</text:p>
          </table:table-cell>
          <table:table-cell table:formula="of:=[.C12]/1000*3.3" office:value-type="float" office:value="10.571831527158" calcext:value-type="float">
            <text:p>10.571831527158</text:p>
          </table:table-cell>
          <table:table-cell table:formula="of:=[.D12]/1000*3.3" office:value-type="float" office:value="17.687740181694" calcext:value-type="float">
            <text:p>17.687740181694</text:p>
          </table:table-cell>
          <table:table-cell table:formula="of:=[.E12]/1000*3.3" office:value-type="float" office:value="10.705281775353" calcext:value-type="float">
            <text:p>10.70528177535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93.35918389" calcext:value-type="float">
            <text:p>5193.35918389</text:p>
          </table:table-cell>
          <table:table-cell office:value-type="float" office:value="3204.71369456" calcext:value-type="float">
            <text:p>3204.71369456</text:p>
          </table:table-cell>
          <table:table-cell office:value-type="float" office:value="5367.59891951" calcext:value-type="float">
            <text:p>5367.59891951</text:p>
          </table:table-cell>
          <table:table-cell office:value-type="float" office:value="3265.39608601" calcext:value-type="float">
            <text:p>3265.39608601</text:p>
          </table:table-cell>
          <table:table-cell table:formula="of:=[.A13]" office:value-type="float" office:value="12" calcext:value-type="float">
            <text:p>12</text:p>
          </table:table-cell>
          <table:table-cell table:formula="of:=[.B13]/1000*3.3" office:value-type="float" office:value="17.138085306837" calcext:value-type="float">
            <text:p>17.138085306837</text:p>
          </table:table-cell>
          <table:table-cell table:formula="of:=[.C13]/1000*3.3" office:value-type="float" office:value="10.575555192048" calcext:value-type="float">
            <text:p>10.575555192048</text:p>
          </table:table-cell>
          <table:table-cell table:formula="of:=[.D13]/1000*3.3" office:value-type="float" office:value="17.713076434383" calcext:value-type="float">
            <text:p>17.713076434383</text:p>
          </table:table-cell>
          <table:table-cell table:formula="of:=[.E13]/1000*3.3" office:value-type="float" office:value="10.775807083833" calcext:value-type="float">
            <text:p>10.7758070838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91.47394395" calcext:value-type="float">
            <text:p>5191.47394395</text:p>
          </table:table-cell>
          <table:table-cell office:value-type="float" office:value="3196.83582624" calcext:value-type="float">
            <text:p>3196.83582624</text:p>
          </table:table-cell>
          <table:table-cell office:value-type="float" office:value="5354.40587769" calcext:value-type="float">
            <text:p>5354.40587769</text:p>
          </table:table-cell>
          <table:table-cell office:value-type="float" office:value="3249.45160662" calcext:value-type="float">
            <text:p>3249.45160662</text:p>
          </table:table-cell>
          <table:table-cell table:formula="of:=[.A14]" office:value-type="float" office:value="13" calcext:value-type="float">
            <text:p>13</text:p>
          </table:table-cell>
          <table:table-cell table:formula="of:=[.B14]/1000*3.3" office:value-type="float" office:value="17.131864015035" calcext:value-type="float">
            <text:p>17.131864015035</text:p>
          </table:table-cell>
          <table:table-cell table:formula="of:=[.C14]/1000*3.3" office:value-type="float" office:value="10.549558226592" calcext:value-type="float">
            <text:p>10.549558226592</text:p>
          </table:table-cell>
          <table:table-cell table:formula="of:=[.D14]/1000*3.3" office:value-type="float" office:value="17.669539396377" calcext:value-type="float">
            <text:p>17.669539396377</text:p>
          </table:table-cell>
          <table:table-cell table:formula="of:=[.E14]/1000*3.3" office:value-type="float" office:value="10.723190301846" calcext:value-type="float">
            <text:p>10.7231903018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07.44508131" calcext:value-type="float">
            <text:p>5207.44508131</text:p>
          </table:table-cell>
          <table:table-cell office:value-type="float" office:value="3198.91167507" calcext:value-type="float">
            <text:p>3198.91167507</text:p>
          </table:table-cell>
          <table:table-cell office:value-type="float" office:value="5367.3780853" calcext:value-type="float">
            <text:p>5367.3780853</text:p>
          </table:table-cell>
          <table:table-cell office:value-type="float" office:value="3262.06371721" calcext:value-type="float">
            <text:p>3262.06371721</text:p>
          </table:table-cell>
          <table:table-cell table:formula="of:=[.A15]" office:value-type="float" office:value="14" calcext:value-type="float">
            <text:p>14</text:p>
          </table:table-cell>
          <table:table-cell table:formula="of:=[.B15]/1000*3.3" office:value-type="float" office:value="17.184568768323" calcext:value-type="float">
            <text:p>17.184568768323</text:p>
          </table:table-cell>
          <table:table-cell table:formula="of:=[.C15]/1000*3.3" office:value-type="float" office:value="10.556408527731" calcext:value-type="float">
            <text:p>10.556408527731</text:p>
          </table:table-cell>
          <table:table-cell table:formula="of:=[.D15]/1000*3.3" office:value-type="float" office:value="17.71234768149" calcext:value-type="float">
            <text:p>17.71234768149</text:p>
          </table:table-cell>
          <table:table-cell table:formula="of:=[.E15]/1000*3.3" office:value-type="float" office:value="10.764810266793" calcext:value-type="float">
            <text:p>10.76481026679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88.51560808" calcext:value-type="float">
            <text:p>5188.51560808</text:p>
          </table:table-cell>
          <table:table-cell office:value-type="float" office:value="3195.54768689" calcext:value-type="float">
            <text:p>3195.54768689</text:p>
          </table:table-cell>
          <table:table-cell office:value-type="float" office:value="5361.2706059" calcext:value-type="float">
            <text:p>5361.2706059</text:p>
          </table:table-cell>
          <table:table-cell office:value-type="float" office:value="3242.39293223" calcext:value-type="float">
            <text:p>3242.39293223</text:p>
          </table:table-cell>
          <table:table-cell table:formula="of:=[.A16]" office:value-type="float" office:value="15" calcext:value-type="float">
            <text:p>15</text:p>
          </table:table-cell>
          <table:table-cell table:formula="of:=[.B16]/1000*3.3" office:value-type="float" office:value="17.122101506664" calcext:value-type="float">
            <text:p>17.122101506664</text:p>
          </table:table-cell>
          <table:table-cell table:formula="of:=[.C16]/1000*3.3" office:value-type="float" office:value="10.545307366737" calcext:value-type="float">
            <text:p>10.545307366737</text:p>
          </table:table-cell>
          <table:table-cell table:formula="of:=[.D16]/1000*3.3" office:value-type="float" office:value="17.69219299947" calcext:value-type="float">
            <text:p>17.69219299947</text:p>
          </table:table-cell>
          <table:table-cell table:formula="of:=[.E16]/1000*3.3" office:value-type="float" office:value="10.699896676359" calcext:value-type="float">
            <text:p>10.6998966763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00.85723569" calcext:value-type="float">
            <text:p>5200.85723569</text:p>
          </table:table-cell>
          <table:table-cell office:value-type="float" office:value="3205.3366124" calcext:value-type="float">
            <text:p>3205.3366124</text:p>
          </table:table-cell>
          <table:table-cell office:value-type="float" office:value="5367.77330855" calcext:value-type="float">
            <text:p>5367.77330855</text:p>
          </table:table-cell>
          <table:table-cell office:value-type="float" office:value="3256.60293647" calcext:value-type="float">
            <text:p>3256.60293647</text:p>
          </table:table-cell>
          <table:table-cell table:formula="of:=[.A17]" office:value-type="float" office:value="16" calcext:value-type="float">
            <text:p>16</text:p>
          </table:table-cell>
          <table:table-cell table:formula="of:=[.B17]/1000*3.3" office:value-type="float" office:value="17.162828877777" calcext:value-type="float">
            <text:p>17.162828877777</text:p>
          </table:table-cell>
          <table:table-cell table:formula="of:=[.C17]/1000*3.3" office:value-type="float" office:value="10.57761082092" calcext:value-type="float">
            <text:p>10.57761082092</text:p>
          </table:table-cell>
          <table:table-cell table:formula="of:=[.D17]/1000*3.3" office:value-type="float" office:value="17.713651918215" calcext:value-type="float">
            <text:p>17.713651918215</text:p>
          </table:table-cell>
          <table:table-cell table:formula="of:=[.E17]/1000*3.3" office:value-type="float" office:value="10.746789690351" calcext:value-type="float">
            <text:p>10.74678969035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91.08260419" calcext:value-type="float">
            <text:p>5191.08260419</text:p>
          </table:table-cell>
          <table:table-cell office:value-type="float" office:value="3199.92738099" calcext:value-type="float">
            <text:p>3199.92738099</text:p>
          </table:table-cell>
          <table:table-cell office:value-type="float" office:value="5361.8278624" calcext:value-type="float">
            <text:p>5361.8278624</text:p>
          </table:table-cell>
          <table:table-cell office:value-type="float" office:value="3234.08405538" calcext:value-type="float">
            <text:p>3234.08405538</text:p>
          </table:table-cell>
          <table:table-cell table:formula="of:=[.A18]" office:value-type="float" office:value="17" calcext:value-type="float">
            <text:p>17</text:p>
          </table:table-cell>
          <table:table-cell table:formula="of:=[.B18]/1000*3.3" office:value-type="float" office:value="17.130572593827" calcext:value-type="float">
            <text:p>17.130572593827</text:p>
          </table:table-cell>
          <table:table-cell table:formula="of:=[.C18]/1000*3.3" office:value-type="float" office:value="10.559760357267" calcext:value-type="float">
            <text:p>10.559760357267</text:p>
          </table:table-cell>
          <table:table-cell table:formula="of:=[.D18]/1000*3.3" office:value-type="float" office:value="17.69403194592" calcext:value-type="float">
            <text:p>17.69403194592</text:p>
          </table:table-cell>
          <table:table-cell table:formula="of:=[.E18]/1000*3.3" office:value-type="float" office:value="10.672477382754" calcext:value-type="float">
            <text:p>10.67247738275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97.26531883" calcext:value-type="float">
            <text:p>5197.26531883</text:p>
          </table:table-cell>
          <table:table-cell office:value-type="float" office:value="3206.10405921" calcext:value-type="float">
            <text:p>3206.10405921</text:p>
          </table:table-cell>
          <table:table-cell office:value-type="float" office:value="5364.98746328" calcext:value-type="float">
            <text:p>5364.98746328</text:p>
          </table:table-cell>
          <table:table-cell office:value-type="float" office:value="3251.86373431" calcext:value-type="float">
            <text:p>3251.86373431</text:p>
          </table:table-cell>
          <table:table-cell table:formula="of:=[.A19]" office:value-type="float" office:value="18" calcext:value-type="float">
            <text:p>18</text:p>
          </table:table-cell>
          <table:table-cell table:formula="of:=[.B19]/1000*3.3" office:value-type="float" office:value="17.150975552139" calcext:value-type="float">
            <text:p>17.150975552139</text:p>
          </table:table-cell>
          <table:table-cell table:formula="of:=[.C19]/1000*3.3" office:value-type="float" office:value="10.580143395393" calcext:value-type="float">
            <text:p>10.580143395393</text:p>
          </table:table-cell>
          <table:table-cell table:formula="of:=[.D19]/1000*3.3" office:value-type="float" office:value="17.704458628824" calcext:value-type="float">
            <text:p>17.704458628824</text:p>
          </table:table-cell>
          <table:table-cell table:formula="of:=[.E19]/1000*3.3" office:value-type="float" office:value="10.731150323223" calcext:value-type="float">
            <text:p>10.73115032322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82.8056104" calcext:value-type="float">
            <text:p>5182.8056104</text:p>
          </table:table-cell>
          <table:table-cell office:value-type="float" office:value="3199.50851511" calcext:value-type="float">
            <text:p>3199.50851511</text:p>
          </table:table-cell>
          <table:table-cell office:value-type="float" office:value="5360.14959225" calcext:value-type="float">
            <text:p>5360.14959225</text:p>
          </table:table-cell>
          <table:table-cell office:value-type="float" office:value="3233.12700915" calcext:value-type="float">
            <text:p>3233.12700915</text:p>
          </table:table-cell>
          <table:table-cell table:formula="of:=[.A20]" office:value-type="float" office:value="19" calcext:value-type="float">
            <text:p>19</text:p>
          </table:table-cell>
          <table:table-cell table:formula="of:=[.B20]/1000*3.3" office:value-type="float" office:value="17.10325851432" calcext:value-type="float">
            <text:p>17.10325851432</text:p>
          </table:table-cell>
          <table:table-cell table:formula="of:=[.C20]/1000*3.3" office:value-type="float" office:value="10.558378099863" calcext:value-type="float">
            <text:p>10.558378099863</text:p>
          </table:table-cell>
          <table:table-cell table:formula="of:=[.D20]/1000*3.3" office:value-type="float" office:value="17.688493654425" calcext:value-type="float">
            <text:p>17.688493654425</text:p>
          </table:table-cell>
          <table:table-cell table:formula="of:=[.E20]/1000*3.3" office:value-type="float" office:value="10.669319130195" calcext:value-type="float">
            <text:p>10.6693191301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2.23511916" calcext:value-type="float">
            <text:p>5192.23511916</text:p>
          </table:table-cell>
          <table:table-cell office:value-type="float" office:value="3209.02616388" calcext:value-type="float">
            <text:p>3209.02616388</text:p>
          </table:table-cell>
          <table:table-cell office:value-type="float" office:value="5375.27675139" calcext:value-type="float">
            <text:p>5375.27675139</text:p>
          </table:table-cell>
          <table:table-cell office:value-type="float" office:value="3254.43745341" calcext:value-type="float">
            <text:p>3254.43745341</text:p>
          </table:table-cell>
          <table:table-cell table:formula="of:=[.A21]" office:value-type="float" office:value="20" calcext:value-type="float">
            <text:p>20</text:p>
          </table:table-cell>
          <table:table-cell table:formula="of:=[.B21]/1000*3.3" office:value-type="float" office:value="17.134375893228" calcext:value-type="float">
            <text:p>17.134375893228</text:p>
          </table:table-cell>
          <table:table-cell table:formula="of:=[.C21]/1000*3.3" office:value-type="float" office:value="10.589786340804" calcext:value-type="float">
            <text:p>10.589786340804</text:p>
          </table:table-cell>
          <table:table-cell table:formula="of:=[.D21]/1000*3.3" office:value-type="float" office:value="17.738413279587" calcext:value-type="float">
            <text:p>17.738413279587</text:p>
          </table:table-cell>
          <table:table-cell table:formula="of:=[.E21]/1000*3.3" office:value-type="float" office:value="10.739643596253" calcext:value-type="float">
            <text:p>10.73964359625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229.41037005" calcext:value-type="float">
            <text:p>3229.41037005</text:p>
          </table:table-cell>
          <table:table-cell table:formula="of:=[.A22]" office:value-type="float" office:value="21" calcext:value-type="float">
            <text:p>21</text:p>
          </table:table-cell>
          <table:table-cell table:formula="of:=[.B22]*1000" office:value-type="float" office:value="0" calcext:value-type="float">
            <text:p>0</text:p>
          </table:table-cell>
          <table:table-cell table:formula="of:=[.C22]*1000" office:value-type="float" office:value="0" calcext:value-type="float">
            <text:p>0</text:p>
          </table:table-cell>
          <table:table-cell table:formula="of:=[.D22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3242.1266182" calcext:value-type="float">
            <text:p>3242.1266182</text:p>
          </table:table-cell>
          <table:table-cell table:formula="of:=[.A23]" office:value-type="float" office:value="22" calcext:value-type="float">
            <text:p>22</text:p>
          </table:table-cell>
          <table:table-cell table:formula="of:=[.B23]*1000" office:value-type="float" office:value="0" calcext:value-type="float">
            <text:p>0</text:p>
          </table:table-cell>
          <table:table-cell table:formula="of:=[.C23]*1000" office:value-type="float" office:value="0" calcext:value-type="float">
            <text:p>0</text:p>
          </table:table-cell>
          <table:table-cell table:formula="of:=[.D23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227.734652" calcext:value-type="float">
            <text:p>3227.734652</text:p>
          </table:table-cell>
          <table:table-cell table:formula="of:=[.A24]" office:value-type="float" office:value="23" calcext:value-type="float">
            <text:p>23</text:p>
          </table:table-cell>
          <table:table-cell table:formula="of:=[.B24]*1000" office:value-type="float" office:value="0" calcext:value-type="float">
            <text:p>0</text:p>
          </table:table-cell>
          <table:table-cell table:formula="of:=[.C24]*1000" office:value-type="float" office:value="0" calcext:value-type="float">
            <text:p>0</text:p>
          </table:table-cell>
          <table:table-cell table:formula="of:=[.D24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3243.64506958" calcext:value-type="float">
            <text:p>3243.64506958</text:p>
          </table:table-cell>
          <table:table-cell table:formula="of:=[.A25]" office:value-type="float" office:value="24" calcext:value-type="float">
            <text:p>24</text:p>
          </table:table-cell>
          <table:table-cell table:formula="of:=[.B25]*1000" office:value-type="float" office:value="0" calcext:value-type="float">
            <text:p>0</text:p>
          </table:table-cell>
          <table:table-cell table:formula="of:=[.C25]*1000" office:value-type="float" office:value="0" calcext:value-type="float">
            <text:p>0</text:p>
          </table:table-cell>
          <table:table-cell table:formula="of:=[.D25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222.5404842" calcext:value-type="float">
            <text:p>3222.5404842</text:p>
          </table:table-cell>
          <table:table-cell table:formula="of:=[.A26]" office:value-type="float" office:value="25" calcext:value-type="float">
            <text:p>25</text:p>
          </table:table-cell>
          <table:table-cell table:formula="of:=[.B26]*1000" office:value-type="float" office:value="0" calcext:value-type="float">
            <text:p>0</text:p>
          </table:table-cell>
          <table:table-cell table:formula="of:=[.C26]*1000" office:value-type="float" office:value="0" calcext:value-type="float">
            <text:p>0</text:p>
          </table:table-cell>
          <table:table-cell table:formula="of:=[.D26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240.33765994" calcext:value-type="float">
            <text:p>3240.33765994</text:p>
          </table:table-cell>
          <table:table-cell table:formula="of:=[.A27]" office:value-type="float" office:value="26" calcext:value-type="float">
            <text:p>26</text:p>
          </table:table-cell>
          <table:table-cell table:formula="of:=[.B27]*1000" office:value-type="float" office:value="0" calcext:value-type="float">
            <text:p>0</text:p>
          </table:table-cell>
          <table:table-cell table:formula="of:=[.C27]*1000" office:value-type="float" office:value="0" calcext:value-type="float">
            <text:p>0</text:p>
          </table:table-cell>
          <table:table-cell table:formula="of:=[.D27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221.62635323" calcext:value-type="float">
            <text:p>3221.62635323</text:p>
          </table:table-cell>
          <table:table-cell table:formula="of:=[.A28]" office:value-type="float" office:value="27" calcext:value-type="float">
            <text:p>27</text:p>
          </table:table-cell>
          <table:table-cell table:formula="of:=[.B28]*1000" office:value-type="float" office:value="0" calcext:value-type="float">
            <text:p>0</text:p>
          </table:table-cell>
          <table:table-cell table:formula="of:=[.C28]*1000" office:value-type="float" office:value="0" calcext:value-type="float">
            <text:p>0</text:p>
          </table:table-cell>
          <table:table-cell table:formula="of:=[.D28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238.7593439" calcext:value-type="float">
            <text:p>3238.7593439</text:p>
          </table:table-cell>
          <table:table-cell table:formula="of:=[.A29]" office:value-type="float" office:value="28" calcext:value-type="float">
            <text:p>28</text:p>
          </table:table-cell>
          <table:table-cell table:formula="of:=[.B29]*1000" office:value-type="float" office:value="0" calcext:value-type="float">
            <text:p>0</text:p>
          </table:table-cell>
          <table:table-cell table:formula="of:=[.C29]*1000" office:value-type="float" office:value="0" calcext:value-type="float">
            <text:p>0</text:p>
          </table:table-cell>
          <table:table-cell table:formula="of:=[.D29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3219.01225121" calcext:value-type="float">
            <text:p>3219.01225121</text:p>
          </table:table-cell>
          <table:table-cell table:formula="of:=[.A30]" office:value-type="float" office:value="29" calcext:value-type="float">
            <text:p>29</text:p>
          </table:table-cell>
          <table:table-cell table:formula="of:=[.B30]*1000" office:value-type="float" office:value="0" calcext:value-type="float">
            <text:p>0</text:p>
          </table:table-cell>
          <table:table-cell table:formula="of:=[.C30]*1000" office:value-type="float" office:value="0" calcext:value-type="float">
            <text:p>0</text:p>
          </table:table-cell>
          <table:table-cell table:formula="of:=[.D30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238.11281908" calcext:value-type="float">
            <text:p>3238.11281908</text:p>
          </table:table-cell>
          <table:table-cell table:formula="of:=[.A31]" office:value-type="float" office:value="30" calcext:value-type="float">
            <text:p>30</text:p>
          </table:table-cell>
          <table:table-cell table:formula="of:=[.B31]*1000" office:value-type="float" office:value="0" calcext:value-type="float">
            <text:p>0</text:p>
          </table:table-cell>
          <table:table-cell table:formula="of:=[.C31]*1000" office:value-type="float" office:value="0" calcext:value-type="float">
            <text:p>0</text:p>
          </table:table-cell>
          <table:table-cell table:formula="of:=[.D31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220.67753061" calcext:value-type="float">
            <text:p>3220.67753061</text:p>
          </table:table-cell>
          <table:table-cell table:formula="of:=[.A32]" office:value-type="float" office:value="31" calcext:value-type="float">
            <text:p>31</text:p>
          </table:table-cell>
          <table:table-cell table:formula="of:=[.B32]*1000" office:value-type="float" office:value="0" calcext:value-type="float">
            <text:p>0</text:p>
          </table:table-cell>
          <table:table-cell table:formula="of:=[.C32]*1000" office:value-type="float" office:value="0" calcext:value-type="float">
            <text:p>0</text:p>
          </table:table-cell>
          <table:table-cell table:formula="of:=[.D32]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235.81521139" calcext:value-type="float">
            <text:p>3235.815211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6.87110769" calcext:value-type="float">
            <text:p>3216.871107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6.72017469" calcext:value-type="float">
            <text:p>3236.720174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0.30224914" calcext:value-type="float">
            <text:p>3220.302249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3.50225063" calcext:value-type="float">
            <text:p>3233.502250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5.54477802" calcext:value-type="float">
            <text:p>3215.544778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2.80356908" calcext:value-type="float">
            <text:p>3232.803569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6.76076677" calcext:value-type="float">
            <text:p>3216.760766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0.89344065" calcext:value-type="float">
            <text:p>3230.893440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3.60846967" calcext:value-type="float">
            <text:p>3213.608469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1.53287551" calcext:value-type="float">
            <text:p>3231.532875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1.53283228" calcext:value-type="float">
            <text:p>3211.532832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8.75413748" calcext:value-type="float">
            <text:p>3228.7541374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5.66248367" calcext:value-type="float">
            <text:p>3205.662483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5.06425569" calcext:value-type="float">
            <text:p>3225.064255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6.40739834" calcext:value-type="float">
            <text:p>3206.407398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1.81439518" calcext:value-type="float">
            <text:p>3221.814395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0.42142414" calcext:value-type="float">
            <text:p>3200.421424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0.04754617" calcext:value-type="float">
            <text:p>3220.047546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3.7834187" calcext:value-type="float">
            <text:p>3203.783418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7.78224904" calcext:value-type="float">
            <text:p>3217.782249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2.75484686" calcext:value-type="float">
            <text:p>3202.754846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0.2819655" calcext:value-type="float">
            <text:p>3220.28196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4.05780351" calcext:value-type="float">
            <text:p>3204.057803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1.82899185" calcext:value-type="float">
            <text:p>3221.828991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5.56813052" calcext:value-type="float">
            <text:p>3205.568130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6.52556663" calcext:value-type="float">
            <text:p>3226.525566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7.36247465" calcext:value-type="float">
            <text:p>3207.362474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1.16918161" calcext:value-type="float">
            <text:p>3221.169181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8.56630534" calcext:value-type="float">
            <text:p>3208.566305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3.11810274" calcext:value-type="float">
            <text:p>3223.1181027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3.8797819" calcext:value-type="float">
            <text:p>3203.87978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3.21381157" calcext:value-type="float">
            <text:p>3223.213811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3.11504525" calcext:value-type="float">
            <text:p>3203.115045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1.47343597" calcext:value-type="float">
            <text:p>3221.473435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9.30139795" calcext:value-type="float">
            <text:p>3199.301397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6.36595667" calcext:value-type="float">
            <text:p>3216.365956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9.05389533" calcext:value-type="float">
            <text:p>3199.0538953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1.08169632" calcext:value-type="float">
            <text:p>3221.081696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5.62151518" calcext:value-type="float">
            <text:p>3205.621515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4.99850775" calcext:value-type="float">
            <text:p>3224.998507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6.22042708" calcext:value-type="float">
            <text:p>3206.220427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5.54109393" calcext:value-type="float">
            <text:p>3225.541093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9.27667277" calcext:value-type="float">
            <text:p>3209.276672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6.32642435" calcext:value-type="float">
            <text:p>3226.326424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5.33923411" calcext:value-type="float">
            <text:p>3205.3392341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2.59985153" calcext:value-type="float">
            <text:p>3222.599851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7.25667378" calcext:value-type="float">
            <text:p>3207.2566737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0.6062381" calcext:value-type="float">
            <text:p>3220.60623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2.84264984" calcext:value-type="float">
            <text:p>3202.842649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3.89556889" calcext:value-type="float">
            <text:p>3223.895568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6.00372676" calcext:value-type="float">
            <text:p>3206.003726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9.0920588" calcext:value-type="float">
            <text:p>3219.09205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8.5017555" calcext:value-type="float">
            <text:p>3198.50175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4.12630866" calcext:value-type="float">
            <text:p>3224.126308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4.7213985" calcext:value-type="float">
            <text:p>3204.72139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9.42960052" calcext:value-type="float">
            <text:p>3219.4296005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2.42097328" calcext:value-type="float">
            <text:p>3202.420973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9.1157114" calcext:value-type="float">
            <text:p>3219.11571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1.50677285" calcext:value-type="float">
            <text:p>3201.506772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4.939658" calcext:value-type="float">
            <text:p>3224.9396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3.16858026" calcext:value-type="float">
            <text:p>3203.168580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8.74027751" calcext:value-type="float">
            <text:p>3218.7402775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1.67636791" calcext:value-type="float">
            <text:p>3201.67636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3.80924192" calcext:value-type="float">
            <text:p>3213.8092419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8.6854064" calcext:value-type="float">
            <text:p>3198.68540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7.61910482" calcext:value-type="float">
            <text:p>3217.619104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6.38872904" calcext:value-type="float">
            <text:p>3196.388729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6.48372586" calcext:value-type="float">
            <text:p>3216.483725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0.0154464" calcext:value-type="float">
            <text:p>3200.01544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4.68508836" calcext:value-type="float">
            <text:p>3214.685088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1.23079596" calcext:value-type="float">
            <text:p>3201.230795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8.94245408" calcext:value-type="float">
            <text:p>3218.9424540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9.50677129" calcext:value-type="float">
            <text:p>3199.506771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4.09940428" calcext:value-type="float">
            <text:p>3214.099404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9.12483816" calcext:value-type="float">
            <text:p>3199.12483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9.79202253" calcext:value-type="float">
            <text:p>3219.792022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1.67262903" calcext:value-type="float">
            <text:p>3201.6726290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4.444814" calcext:value-type="float">
            <text:p>3214.4448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0.29204884" calcext:value-type="float">
            <text:p>3200.29204884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WL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[uC]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[mJ]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uby/copro</text:p>
          </table:table-cell>
          <table:table-cell office:value-type="string" calcext:value-type="string">
            <text:p>mruby/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25.29628171" calcext:value-type="float">
            <text:p>25225.29628171</text:p>
          </table:table-cell>
          <table:table-cell office:value-type="float" office:value="22834.07266785" calcext:value-type="float">
            <text:p>22834.07266785</text:p>
          </table:table-cell>
          <table:table-cell office:value-type="float" office:value="25242.90388289" calcext:value-type="float">
            <text:p>25242.90388289</text:p>
          </table:table-cell>
          <table:table-cell office:value-type="float" office:value="23266.24585211" calcext:value-type="float">
            <text:p>23266.24585211</text:p>
          </table:table-cell>
          <table:table-cell office:value-type="float" office:value="1" calcext:value-type="float">
            <text:p>1</text:p>
          </table:table-cell>
          <table:table-cell table:formula="of:=[.B2]/1000*3.3" office:value-type="float" office:value="83.243477729643" calcext:value-type="float">
            <text:p>83.243477729643</text:p>
          </table:table-cell>
          <table:table-cell table:formula="of:=[.C2]/1000*3.3" office:value-type="float" office:value="75.352439803905" calcext:value-type="float">
            <text:p>75.352439803905</text:p>
          </table:table-cell>
          <table:table-cell table:formula="of:=[.D2]/1000*3.3" office:value-type="float" office:value="83.301582813537" calcext:value-type="float">
            <text:p>83.301582813537</text:p>
          </table:table-cell>
          <table:table-cell table:formula="of:=[.E2]/1000*3.3" office:value-type="float" office:value="76.778611311963" calcext:value-type="float">
            <text:p>76.778611311963</text:p>
          </table:table-cell>
          <table:table-cell/>
          <table:table-cell office:value-type="float" office:value="59.94553" calcext:value-type="float">
            <text:p>59.94553</text:p>
          </table:table-cell>
          <table:table-cell office:value-type="float" office:value="59.90012" calcext:value-type="float">
            <text:p>59.90012</text:p>
          </table:table-cell>
          <table:table-cell office:value-type="float" office:value="59.92161" calcext:value-type="float">
            <text:p>59.92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19.79577585" calcext:value-type="float">
            <text:p>25019.79577585</text:p>
          </table:table-cell>
          <table:table-cell office:value-type="float" office:value="22866.17748377" calcext:value-type="float">
            <text:p>22866.17748377</text:p>
          </table:table-cell>
          <table:table-cell office:value-type="float" office:value="25235.77798097" calcext:value-type="float">
            <text:p>25235.77798097</text:p>
          </table:table-cell>
          <table:table-cell office:value-type="float" office:value="23081.23413924" calcext:value-type="float">
            <text:p>23081.23413924</text:p>
          </table:table-cell>
          <table:table-cell office:value-type="float" office:value="2" calcext:value-type="float">
            <text:p>2</text:p>
          </table:table-cell>
          <table:table-cell table:formula="of:=[.B3]/1000*3.3" office:value-type="float" office:value="82.565326060305" calcext:value-type="float">
            <text:p>82.565326060305</text:p>
          </table:table-cell>
          <table:table-cell table:formula="of:=[.C3]/1000*3.3" office:value-type="float" office:value="75.458385696441" calcext:value-type="float">
            <text:p>75.458385696441</text:p>
          </table:table-cell>
          <table:table-cell table:formula="of:=[.D3]/1000*3.3" office:value-type="float" office:value="83.278067337201" calcext:value-type="float">
            <text:p>83.278067337201</text:p>
          </table:table-cell>
          <table:table-cell table:formula="of:=[.E3]/1000*3.3" office:value-type="float" office:value="76.168072659492" calcext:value-type="float">
            <text:p>76.168072659492</text:p>
          </table:table-cell>
          <table:table-cell/>
          <table:table-cell office:value-type="float" office:value="60.05169" calcext:value-type="float">
            <text:p>60.05169</text:p>
          </table:table-cell>
          <table:table-cell office:value-type="float" office:value="59.93076" calcext:value-type="float">
            <text:p>59.93076</text:p>
          </table:table-cell>
          <table:table-cell office:value-type="float" office:value="59.83154" calcext:value-type="float">
            <text:p>59.83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929.81203011" calcext:value-type="float">
            <text:p>24929.81203011</text:p>
          </table:table-cell>
          <table:table-cell office:value-type="float" office:value="22738.1556361" calcext:value-type="float">
            <text:p>22738.1556361</text:p>
          </table:table-cell>
          <table:table-cell office:value-type="float" office:value="25089.31094041" calcext:value-type="float">
            <text:p>25089.31094041</text:p>
          </table:table-cell>
          <table:table-cell office:value-type="float" office:value="22733.71083556" calcext:value-type="float">
            <text:p>22733.71083556</text:p>
          </table:table-cell>
          <table:table-cell office:value-type="float" office:value="3" calcext:value-type="float">
            <text:p>3</text:p>
          </table:table-cell>
          <table:table-cell table:formula="of:=[.B4]/1000*3.3" office:value-type="float" office:value="82.268379699363" calcext:value-type="float">
            <text:p>82.268379699363</text:p>
          </table:table-cell>
          <table:table-cell table:formula="of:=[.C4]/1000*3.3" office:value-type="float" office:value="75.03591359913" calcext:value-type="float">
            <text:p>75.03591359913</text:p>
          </table:table-cell>
          <table:table-cell table:formula="of:=[.D4]/1000*3.3" office:value-type="float" office:value="82.794726103353" calcext:value-type="float">
            <text:p>82.794726103353</text:p>
          </table:table-cell>
          <table:table-cell table:formula="of:=[.E4]/1000*3.3" office:value-type="float" office:value="75.021245757348" calcext:value-type="float">
            <text:p>75.021245757348</text:p>
          </table:table-cell>
          <table:table-cell/>
          <table:table-cell office:value-type="float" office:value="60.01777" calcext:value-type="float">
            <text:p>60.01777</text:p>
          </table:table-cell>
          <table:table-cell office:value-type="float" office:value="60.03826" calcext:value-type="float">
            <text:p>60.03826</text:p>
          </table:table-cell>
          <table:table-cell office:value-type="float" office:value="59.85652" calcext:value-type="float">
            <text:p>59.85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897.29886054" calcext:value-type="float">
            <text:p>24897.29886054</text:p>
          </table:table-cell>
          <table:table-cell office:value-type="float" office:value="22678.55950105" calcext:value-type="float">
            <text:p>22678.55950105</text:p>
          </table:table-cell>
          <table:table-cell office:value-type="float" office:value="25306.08823689" calcext:value-type="float">
            <text:p>25306.08823689</text:p>
          </table:table-cell>
          <table:table-cell office:value-type="float" office:value="22662.08131889" calcext:value-type="float">
            <text:p>22662.08131889</text:p>
          </table:table-cell>
          <table:table-cell office:value-type="float" office:value="4" calcext:value-type="float">
            <text:p>4</text:p>
          </table:table-cell>
          <table:table-cell table:formula="of:=[.B5]/1000*3.3" office:value-type="float" office:value="82.161086239782" calcext:value-type="float">
            <text:p>82.161086239782</text:p>
          </table:table-cell>
          <table:table-cell table:formula="of:=[.C5]/1000*3.3" office:value-type="float" office:value="74.839246353465" calcext:value-type="float">
            <text:p>74.839246353465</text:p>
          </table:table-cell>
          <table:table-cell table:formula="of:=[.D5]/1000*3.3" office:value-type="float" office:value="83.510091181737" calcext:value-type="float">
            <text:p>83.510091181737</text:p>
          </table:table-cell>
          <table:table-cell table:formula="of:=[.E5]/1000*3.3" office:value-type="float" office:value="74.784868352337" calcext:value-type="float">
            <text:p>74.784868352337</text:p>
          </table:table-cell>
          <table:table-cell/>
          <table:table-cell office:value-type="float" office:value="59.98228" calcext:value-type="float">
            <text:p>59.98228</text:p>
          </table:table-cell>
          <table:table-cell office:value-type="float" office:value="60.04404" calcext:value-type="float">
            <text:p>60.04404</text:p>
          </table:table-cell>
          <table:table-cell office:value-type="float" office:value="59.83743" calcext:value-type="float">
            <text:p>59.837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01.74253546" calcext:value-type="float">
            <text:p>24901.74253546</text:p>
          </table:table-cell>
          <table:table-cell office:value-type="float" office:value="22676.57425381" calcext:value-type="float">
            <text:p>22676.57425381</text:p>
          </table:table-cell>
          <table:table-cell office:value-type="float" office:value="25261.12496408" calcext:value-type="float">
            <text:p>25261.12496408</text:p>
          </table:table-cell>
          <table:table-cell office:value-type="float" office:value="22596.78290589" calcext:value-type="float">
            <text:p>22596.78290589</text:p>
          </table:table-cell>
          <table:table-cell office:value-type="float" office:value="5" calcext:value-type="float">
            <text:p>5</text:p>
          </table:table-cell>
          <table:table-cell table:formula="of:=[.B6]/1000*3.3" office:value-type="float" office:value="82.175750367018" calcext:value-type="float">
            <text:p>82.175750367018</text:p>
          </table:table-cell>
          <table:table-cell table:formula="of:=[.C6]/1000*3.3" office:value-type="float" office:value="74.832695037573" calcext:value-type="float">
            <text:p>74.832695037573</text:p>
          </table:table-cell>
          <table:table-cell table:formula="of:=[.D6]/1000*3.3" office:value-type="float" office:value="83.361712381464" calcext:value-type="float">
            <text:p>83.361712381464</text:p>
          </table:table-cell>
          <table:table-cell table:formula="of:=[.E6]/1000*3.3" office:value-type="float" office:value="74.569383589437" calcext:value-type="float">
            <text:p>74.569383589437</text:p>
          </table:table-cell>
          <table:table-cell/>
          <table:table-cell office:value-type="float" office:value="59.96377" calcext:value-type="float">
            <text:p>59.96377</text:p>
          </table:table-cell>
          <table:table-cell office:value-type="float" office:value="59.99466" calcext:value-type="float">
            <text:p>59.99466</text:p>
          </table:table-cell>
          <table:table-cell office:value-type="float" office:value="59.80615" calcext:value-type="float">
            <text:p>59.80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865.65044498" calcext:value-type="float">
            <text:p>24865.65044498</text:p>
          </table:table-cell>
          <table:table-cell office:value-type="float" office:value="22644.92098559" calcext:value-type="float">
            <text:p>22644.92098559</text:p>
          </table:table-cell>
          <table:table-cell office:value-type="float" office:value="25129.05399827" calcext:value-type="float">
            <text:p>25129.05399827</text:p>
          </table:table-cell>
          <table:table-cell office:value-type="float" office:value="22705.83760511" calcext:value-type="float">
            <text:p>22705.83760511</text:p>
          </table:table-cell>
          <table:table-cell office:value-type="float" office:value="6" calcext:value-type="float">
            <text:p>6</text:p>
          </table:table-cell>
          <table:table-cell table:formula="of:=[.B7]/1000*3.3" office:value-type="float" office:value="82.056646468434" calcext:value-type="float">
            <text:p>82.056646468434</text:p>
          </table:table-cell>
          <table:table-cell table:formula="of:=[.C7]/1000*3.3" office:value-type="float" office:value="74.728239252447" calcext:value-type="float">
            <text:p>74.728239252447</text:p>
          </table:table-cell>
          <table:table-cell table:formula="of:=[.D7]/1000*3.3" office:value-type="float" office:value="82.925878194291" calcext:value-type="float">
            <text:p>82.925878194291</text:p>
          </table:table-cell>
          <table:table-cell table:formula="of:=[.E7]/1000*3.3" office:value-type="float" office:value="74.929264096863" calcext:value-type="float">
            <text:p>74.929264096863</text:p>
          </table:table-cell>
          <table:table-cell/>
          <table:table-cell office:value-type="float" office:value="60.01657" calcext:value-type="float">
            <text:p>60.01657</text:p>
          </table:table-cell>
          <table:table-cell office:value-type="float" office:value="60.00758" calcext:value-type="float">
            <text:p>60.00758</text:p>
          </table:table-cell>
          <table:table-cell office:value-type="float" office:value="59.81331" calcext:value-type="float">
            <text:p>59.813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814.65197914" calcext:value-type="float">
            <text:p>24814.65197914</text:p>
          </table:table-cell>
          <table:table-cell office:value-type="float" office:value="22677.79080422" calcext:value-type="float">
            <text:p>22677.79080422</text:p>
          </table:table-cell>
          <table:table-cell office:value-type="float" office:value="25133.1561898" calcext:value-type="float">
            <text:p>25133.1561898</text:p>
          </table:table-cell>
          <table:table-cell office:value-type="float" office:value="22780.05914478" calcext:value-type="float">
            <text:p>22780.05914478</text:p>
          </table:table-cell>
          <table:table-cell office:value-type="float" office:value="7" calcext:value-type="float">
            <text:p>7</text:p>
          </table:table-cell>
          <table:table-cell table:formula="of:=[.B8]/1000*3.3" office:value-type="float" office:value="81.888351531162" calcext:value-type="float">
            <text:p>81.888351531162</text:p>
          </table:table-cell>
          <table:table-cell table:formula="of:=[.C8]/1000*3.3" office:value-type="float" office:value="74.836709653926" calcext:value-type="float">
            <text:p>74.836709653926</text:p>
          </table:table-cell>
          <table:table-cell table:formula="of:=[.D8]/1000*3.3" office:value-type="float" office:value="82.93941542634" calcext:value-type="float">
            <text:p>82.93941542634</text:p>
          </table:table-cell>
          <table:table-cell table:formula="of:=[.E8]/1000*3.3" office:value-type="float" office:value="75.174195177774" calcext:value-type="float">
            <text:p>75.174195177774</text:p>
          </table:table-cell>
          <table:table-cell/>
          <table:table-cell office:value-type="float" office:value="59.97026" calcext:value-type="float">
            <text:p>59.97026</text:p>
          </table:table-cell>
          <table:table-cell office:value-type="float" office:value="60.00214" calcext:value-type="float">
            <text:p>60.00214</text:p>
          </table:table-cell>
          <table:table-cell office:value-type="float" office:value="59.85774" calcext:value-type="float">
            <text:p>59.85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87.76432041" calcext:value-type="float">
            <text:p>24887.76432041</text:p>
          </table:table-cell>
          <table:table-cell office:value-type="float" office:value="22668.15621823" calcext:value-type="float">
            <text:p>22668.15621823</text:p>
          </table:table-cell>
          <table:table-cell office:value-type="float" office:value="25008.97612336" calcext:value-type="float">
            <text:p>25008.97612336</text:p>
          </table:table-cell>
          <table:table-cell office:value-type="float" office:value="22838.60873902" calcext:value-type="float">
            <text:p>22838.60873902</text:p>
          </table:table-cell>
          <table:table-cell office:value-type="float" office:value="8" calcext:value-type="float">
            <text:p>8</text:p>
          </table:table-cell>
          <table:table-cell table:formula="of:=[.B9]/1000*3.3" office:value-type="float" office:value="82.129622257353" calcext:value-type="float">
            <text:p>82.129622257353</text:p>
          </table:table-cell>
          <table:table-cell table:formula="of:=[.C9]/1000*3.3" office:value-type="float" office:value="74.804915520159" calcext:value-type="float">
            <text:p>74.804915520159</text:p>
          </table:table-cell>
          <table:table-cell table:formula="of:=[.D9]/1000*3.3" office:value-type="float" office:value="82.529621207088" calcext:value-type="float">
            <text:p>82.529621207088</text:p>
          </table:table-cell>
          <table:table-cell table:formula="of:=[.E9]/1000*3.3" office:value-type="float" office:value="75.367408838766" calcext:value-type="float">
            <text:p>75.367408838766</text:p>
          </table:table-cell>
          <table:table-cell/>
          <table:table-cell office:value-type="float" office:value="59.95279" calcext:value-type="float">
            <text:p>59.95279</text:p>
          </table:table-cell>
          <table:table-cell office:value-type="float" office:value="59.97503" calcext:value-type="float">
            <text:p>59.97503</text:p>
          </table:table-cell>
          <table:table-cell office:value-type="float" office:value="59.81192" calcext:value-type="float">
            <text:p>59.81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66.0700545" calcext:value-type="float">
            <text:p>24966.0700545</text:p>
          </table:table-cell>
          <table:table-cell office:value-type="float" office:value="22662.03147568" calcext:value-type="float">
            <text:p>22662.03147568</text:p>
          </table:table-cell>
          <table:table-cell office:value-type="float" office:value="25101.79773532" calcext:value-type="float">
            <text:p>25101.79773532</text:p>
          </table:table-cell>
          <table:table-cell office:value-type="float" office:value="22788.12233844" calcext:value-type="float">
            <text:p>22788.12233844</text:p>
          </table:table-cell>
          <table:table-cell office:value-type="float" office:value="9" calcext:value-type="float">
            <text:p>9</text:p>
          </table:table-cell>
          <table:table-cell table:formula="of:=[.B10]/1000*3.3" office:value-type="float" office:value="82.38803117985" calcext:value-type="float">
            <text:p>82.38803117985</text:p>
          </table:table-cell>
          <table:table-cell table:formula="of:=[.C10]/1000*3.3" office:value-type="float" office:value="74.784703869744" calcext:value-type="float">
            <text:p>74.784703869744</text:p>
          </table:table-cell>
          <table:table-cell table:formula="of:=[.D10]/1000*3.3" office:value-type="float" office:value="82.835932526556" calcext:value-type="float">
            <text:p>82.835932526556</text:p>
          </table:table-cell>
          <table:table-cell table:formula="of:=[.E10]/1000*3.3" office:value-type="float" office:value="75.200803716852" calcext:value-type="float">
            <text:p>75.200803716852</text:p>
          </table:table-cell>
          <table:table-cell/>
          <table:table-cell office:value-type="float" office:value="59.9725" calcext:value-type="float">
            <text:p>59.9725</text:p>
          </table:table-cell>
          <table:table-cell office:value-type="float" office:value="60.01866" calcext:value-type="float">
            <text:p>60.01866</text:p>
          </table:table-cell>
          <table:table-cell office:value-type="float" office:value="59.84738" calcext:value-type="float">
            <text:p>59.84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02.5643811" calcext:value-type="float">
            <text:p>25102.5643811</text:p>
          </table:table-cell>
          <table:table-cell office:value-type="float" office:value="22766.59763662" calcext:value-type="float">
            <text:p>22766.59763662</text:p>
          </table:table-cell>
          <table:table-cell office:value-type="float" office:value="25022.82824334" calcext:value-type="float">
            <text:p>25022.82824334</text:p>
          </table:table-cell>
          <table:table-cell office:value-type="float" office:value="22686.61653048" calcext:value-type="float">
            <text:p>22686.61653048</text:p>
          </table:table-cell>
          <table:table-cell office:value-type="float" office:value="10" calcext:value-type="float">
            <text:p>10</text:p>
          </table:table-cell>
          <table:table-cell table:formula="of:=[.B11]/1000*3.3" office:value-type="float" office:value="82.83846245763" calcext:value-type="float">
            <text:p>82.83846245763</text:p>
          </table:table-cell>
          <table:table-cell table:formula="of:=[.C11]/1000*3.3" office:value-type="float" office:value="75.129772200846" calcext:value-type="float">
            <text:p>75.129772200846</text:p>
          </table:table-cell>
          <table:table-cell table:formula="of:=[.D11]/1000*3.3" office:value-type="float" office:value="82.575333203022" calcext:value-type="float">
            <text:p>82.575333203022</text:p>
          </table:table-cell>
          <table:table-cell table:formula="of:=[.E11]/1000*3.3" office:value-type="float" office:value="74.865834550584" calcext:value-type="float">
            <text:p>74.865834550584</text:p>
          </table:table-cell>
          <table:table-cell/>
          <table:table-cell office:value-type="float" office:value="59.98185" calcext:value-type="float">
            <text:p>59.98185</text:p>
          </table:table-cell>
          <table:table-cell office:value-type="float" office:value="59.9525" calcext:value-type="float">
            <text:p>59.9525</text:p>
          </table:table-cell>
          <table:table-cell office:value-type="float" office:value="59.84894" calcext:value-type="float">
            <text:p>59.848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68.02669139" calcext:value-type="float">
            <text:p>25168.02669139</text:p>
          </table:table-cell>
          <table:table-cell office:value-type="float" office:value="22883.39150467" calcext:value-type="float">
            <text:p>22883.39150467</text:p>
          </table:table-cell>
          <table:table-cell office:value-type="float" office:value="25313.89177674" calcext:value-type="float">
            <text:p>25313.89177674</text:p>
          </table:table-cell>
          <table:table-cell office:value-type="float" office:value="22634.6305697" calcext:value-type="float">
            <text:p>22634.6305697</text:p>
          </table:table-cell>
          <table:table-cell office:value-type="float" office:value="11" calcext:value-type="float">
            <text:p>11</text:p>
          </table:table-cell>
          <table:table-cell table:formula="of:=[.B12]/1000*3.3" office:value-type="float" office:value="83.054488081587" calcext:value-type="float">
            <text:p>83.054488081587</text:p>
          </table:table-cell>
          <table:table-cell table:formula="of:=[.C12]/1000*3.3" office:value-type="float" office:value="75.515191965411" calcext:value-type="float">
            <text:p>75.515191965411</text:p>
          </table:table-cell>
          <table:table-cell table:formula="of:=[.D12]/1000*3.3" office:value-type="float" office:value="83.535842863242" calcext:value-type="float">
            <text:p>83.535842863242</text:p>
          </table:table-cell>
          <table:table-cell table:formula="of:=[.E12]/1000*3.3" office:value-type="float" office:value="74.69428088001" calcext:value-type="float">
            <text:p>74.69428088001</text:p>
          </table:table-cell>
          <table:table-cell/>
          <table:table-cell office:value-type="float" office:value="59.97865" calcext:value-type="float">
            <text:p>59.97865</text:p>
          </table:table-cell>
          <table:table-cell office:value-type="float" office:value="60.03064" calcext:value-type="float">
            <text:p>60.03064</text:p>
          </table:table-cell>
          <table:table-cell office:value-type="float" office:value="59.85926" calcext:value-type="float">
            <text:p>59.859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209.35885573" calcext:value-type="float">
            <text:p>25209.35885573</text:p>
          </table:table-cell>
          <table:table-cell office:value-type="float" office:value="22922.53723392" calcext:value-type="float">
            <text:p>22922.53723392</text:p>
          </table:table-cell>
          <table:table-cell office:value-type="float" office:value="25198.66316086" calcext:value-type="float">
            <text:p>25198.66316086</text:p>
          </table:table-cell>
          <table:table-cell office:value-type="float" office:value="22650.70307238" calcext:value-type="float">
            <text:p>22650.70307238</text:p>
          </table:table-cell>
          <table:table-cell office:value-type="float" office:value="12" calcext:value-type="float">
            <text:p>12</text:p>
          </table:table-cell>
          <table:table-cell table:formula="of:=[.B13]/1000*3.3" office:value-type="float" office:value="83.190884223909" calcext:value-type="float">
            <text:p>83.190884223909</text:p>
          </table:table-cell>
          <table:table-cell table:formula="of:=[.C13]/1000*3.3" office:value-type="float" office:value="75.644372871936" calcext:value-type="float">
            <text:p>75.644372871936</text:p>
          </table:table-cell>
          <table:table-cell table:formula="of:=[.D13]/1000*3.3" office:value-type="float" office:value="83.155588430838" calcext:value-type="float">
            <text:p>83.155588430838</text:p>
          </table:table-cell>
          <table:table-cell table:formula="of:=[.E13]/1000*3.3" office:value-type="float" office:value="74.747320138854" calcext:value-type="float">
            <text:p>74.747320138854</text:p>
          </table:table-cell>
          <table:table-cell/>
          <table:table-cell office:value-type="float" office:value="59.98755" calcext:value-type="float">
            <text:p>59.98755</text:p>
          </table:table-cell>
          <table:table-cell office:value-type="float" office:value="59.98829" calcext:value-type="float">
            <text:p>59.98829</text:p>
          </table:table-cell>
          <table:table-cell office:value-type="float" office:value="59.84512" calcext:value-type="float">
            <text:p>59.845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259.25487599" calcext:value-type="float">
            <text:p>25259.25487599</text:p>
          </table:table-cell>
          <table:table-cell office:value-type="float" office:value="22797.76056006" calcext:value-type="float">
            <text:p>22797.76056006</text:p>
          </table:table-cell>
          <table:table-cell office:value-type="float" office:value="25152.21923882" calcext:value-type="float">
            <text:p>25152.21923882</text:p>
          </table:table-cell>
          <table:table-cell office:value-type="float" office:value="22750.18142676" calcext:value-type="float">
            <text:p>22750.18142676</text:p>
          </table:table-cell>
          <table:table-cell office:value-type="float" office:value="13" calcext:value-type="float">
            <text:p>13</text:p>
          </table:table-cell>
          <table:table-cell table:formula="of:=[.B14]/1000*3.3" office:value-type="float" office:value="83.355541090767" calcext:value-type="float">
            <text:p>83.355541090767</text:p>
          </table:table-cell>
          <table:table-cell table:formula="of:=[.C14]/1000*3.3" office:value-type="float" office:value="75.232609848198" calcext:value-type="float">
            <text:p>75.232609848198</text:p>
          </table:table-cell>
          <table:table-cell table:formula="of:=[.D14]/1000*3.3" office:value-type="float" office:value="83.002323488106" calcext:value-type="float">
            <text:p>83.002323488106</text:p>
          </table:table-cell>
          <table:table-cell table:formula="of:=[.E14]/1000*3.3" office:value-type="float" office:value="75.075598708308" calcext:value-type="float">
            <text:p>75.075598708308</text:p>
          </table:table-cell>
          <table:table-cell/>
          <table:table-cell office:value-type="float" office:value="59.97281" calcext:value-type="float">
            <text:p>59.97281</text:p>
          </table:table-cell>
          <table:table-cell office:value-type="float" office:value="59.95481" calcext:value-type="float">
            <text:p>59.95481</text:p>
          </table:table-cell>
          <table:table-cell office:value-type="float" office:value="59.8607" calcext:value-type="float">
            <text:p>59.86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354.121513" calcext:value-type="float">
            <text:p>25354.121513</text:p>
          </table:table-cell>
          <table:table-cell office:value-type="float" office:value="22750.53838646" calcext:value-type="float">
            <text:p>22750.53838646</text:p>
          </table:table-cell>
          <table:table-cell office:value-type="float" office:value="25015.10654142" calcext:value-type="float">
            <text:p>25015.10654142</text:p>
          </table:table-cell>
          <table:table-cell office:value-type="float" office:value="22818.51762027" calcext:value-type="float">
            <text:p>22818.51762027</text:p>
          </table:table-cell>
          <table:table-cell office:value-type="float" office:value="14" calcext:value-type="float">
            <text:p>14</text:p>
          </table:table-cell>
          <table:table-cell table:formula="of:=[.B15]/1000*3.3" office:value-type="float" office:value="83.6686009929" calcext:value-type="float">
            <text:p>83.6686009929</text:p>
          </table:table-cell>
          <table:table-cell table:formula="of:=[.C15]/1000*3.3" office:value-type="float" office:value="75.076776675318" calcext:value-type="float">
            <text:p>75.076776675318</text:p>
          </table:table-cell>
          <table:table-cell table:formula="of:=[.D15]/1000*3.3" office:value-type="float" office:value="82.549851586686" calcext:value-type="float">
            <text:p>82.549851586686</text:p>
          </table:table-cell>
          <table:table-cell table:formula="of:=[.E15]/1000*3.3" office:value-type="float" office:value="75.301108146891" calcext:value-type="float">
            <text:p>75.301108146891</text:p>
          </table:table-cell>
          <table:table-cell/>
          <table:table-cell office:value-type="float" office:value="59.98515" calcext:value-type="float">
            <text:p>59.98515</text:p>
          </table:table-cell>
          <table:table-cell office:value-type="float" office:value="59.99839" calcext:value-type="float">
            <text:p>59.99839</text:p>
          </table:table-cell>
          <table:table-cell office:value-type="float" office:value="59.82103" calcext:value-type="float">
            <text:p>59.82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418.77079351" calcext:value-type="float">
            <text:p>25418.77079351</text:p>
          </table:table-cell>
          <table:table-cell office:value-type="float" office:value="22696.60172888" calcext:value-type="float">
            <text:p>22696.60172888</text:p>
          </table:table-cell>
          <table:table-cell office:value-type="float" office:value="25063.59981667" calcext:value-type="float">
            <text:p>25063.59981667</text:p>
          </table:table-cell>
          <table:table-cell office:value-type="float" office:value="22848.08926134" calcext:value-type="float">
            <text:p>22848.08926134</text:p>
          </table:table-cell>
          <table:table-cell office:value-type="float" office:value="15" calcext:value-type="float">
            <text:p>15</text:p>
          </table:table-cell>
          <table:table-cell table:formula="of:=[.B16]/1000*3.3" office:value-type="float" office:value="83.881943618583" calcext:value-type="float">
            <text:p>83.881943618583</text:p>
          </table:table-cell>
          <table:table-cell table:formula="of:=[.C16]/1000*3.3" office:value-type="float" office:value="74.898785705304" calcext:value-type="float">
            <text:p>74.898785705304</text:p>
          </table:table-cell>
          <table:table-cell table:formula="of:=[.D16]/1000*3.3" office:value-type="float" office:value="82.709879395011" calcext:value-type="float">
            <text:p>82.709879395011</text:p>
          </table:table-cell>
          <table:table-cell table:formula="of:=[.E16]/1000*3.3" office:value-type="float" office:value="75.398694562422" calcext:value-type="float">
            <text:p>75.398694562422</text:p>
          </table:table-cell>
          <table:table-cell/>
          <table:table-cell office:value-type="float" office:value="59.9705" calcext:value-type="float">
            <text:p>59.9705</text:p>
          </table:table-cell>
          <table:table-cell office:value-type="float" office:value="60.05385" calcext:value-type="float">
            <text:p>60.05385</text:p>
          </table:table-cell>
          <table:table-cell office:value-type="float" office:value="59.80387" calcext:value-type="float">
            <text:p>59.80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16.93885327" calcext:value-type="float">
            <text:p>25516.93885327</text:p>
          </table:table-cell>
          <table:table-cell office:value-type="float" office:value="22662.06707926" calcext:value-type="float">
            <text:p>22662.06707926</text:p>
          </table:table-cell>
          <table:table-cell office:value-type="float" office:value="25221.0241252" calcext:value-type="float">
            <text:p>25221.0241252</text:p>
          </table:table-cell>
          <table:table-cell office:value-type="float" office:value="22735.4410387" calcext:value-type="float">
            <text:p>22735.4410387</text:p>
          </table:table-cell>
          <table:table-cell office:value-type="float" office:value="16" calcext:value-type="float">
            <text:p>16</text:p>
          </table:table-cell>
          <table:table-cell table:formula="of:=[.B17]/1000*3.3" office:value-type="float" office:value="84.205898215791" calcext:value-type="float">
            <text:p>84.205898215791</text:p>
          </table:table-cell>
          <table:table-cell table:formula="of:=[.C17]/1000*3.3" office:value-type="float" office:value="74.784821361558" calcext:value-type="float">
            <text:p>74.784821361558</text:p>
          </table:table-cell>
          <table:table-cell table:formula="of:=[.D17]/1000*3.3" office:value-type="float" office:value="83.22937961316" calcext:value-type="float">
            <text:p>83.22937961316</text:p>
          </table:table-cell>
          <table:table-cell table:formula="of:=[.E17]/1000*3.3" office:value-type="float" office:value="75.02695542771" calcext:value-type="float">
            <text:p>75.02695542771</text:p>
          </table:table-cell>
          <table:table-cell/>
          <table:table-cell office:value-type="float" office:value="59.96268" calcext:value-type="float">
            <text:p>59.96268</text:p>
          </table:table-cell>
          <table:table-cell office:value-type="float" office:value="60.01803" calcext:value-type="float">
            <text:p>60.01803</text:p>
          </table:table-cell>
          <table:table-cell office:value-type="float" office:value="59.86907" calcext:value-type="float">
            <text:p>59.869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468.41391055" calcext:value-type="float">
            <text:p>25468.41391055</text:p>
          </table:table-cell>
          <table:table-cell office:value-type="float" office:value="22633.24182173" calcext:value-type="float">
            <text:p>22633.24182173</text:p>
          </table:table-cell>
          <table:table-cell office:value-type="float" office:value="25336.70210335" calcext:value-type="float">
            <text:p>25336.70210335</text:p>
          </table:table-cell>
          <table:table-cell office:value-type="float" office:value="22683.48104299" calcext:value-type="float">
            <text:p>22683.48104299</text:p>
          </table:table-cell>
          <table:table-cell office:value-type="float" office:value="17" calcext:value-type="float">
            <text:p>17</text:p>
          </table:table-cell>
          <table:table-cell table:formula="of:=[.B18]/1000*3.3" office:value-type="float" office:value="84.045765904815" calcext:value-type="float">
            <text:p>84.045765904815</text:p>
          </table:table-cell>
          <table:table-cell table:formula="of:=[.C18]/1000*3.3" office:value-type="float" office:value="74.689698011709" calcext:value-type="float">
            <text:p>74.689698011709</text:p>
          </table:table-cell>
          <table:table-cell table:formula="of:=[.D18]/1000*3.3" office:value-type="float" office:value="83.611116941055" calcext:value-type="float">
            <text:p>83.611116941055</text:p>
          </table:table-cell>
          <table:table-cell table:formula="of:=[.E18]/1000*3.3" office:value-type="float" office:value="74.855487441867" calcext:value-type="float">
            <text:p>74.855487441867</text:p>
          </table:table-cell>
          <table:table-cell/>
          <table:table-cell office:value-type="float" office:value="59.98835" calcext:value-type="float">
            <text:p>59.98835</text:p>
          </table:table-cell>
          <table:table-cell office:value-type="float" office:value="59.99468" calcext:value-type="float">
            <text:p>59.99468</text:p>
          </table:table-cell>
          <table:table-cell office:value-type="float" office:value="59.8694" calcext:value-type="float">
            <text:p>59.86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593.59822632" calcext:value-type="float">
            <text:p>25593.59822632</text:p>
          </table:table-cell>
          <table:table-cell office:value-type="float" office:value="22731.21156822" calcext:value-type="float">
            <text:p>22731.21156822</text:p>
          </table:table-cell>
          <table:table-cell office:value-type="float" office:value="25247.85862265" calcext:value-type="float">
            <text:p>25247.85862265</text:p>
          </table:table-cell>
          <table:table-cell office:value-type="float" office:value="22690.32040873" calcext:value-type="float">
            <text:p>22690.32040873</text:p>
          </table:table-cell>
          <table:table-cell office:value-type="float" office:value="18" calcext:value-type="float">
            <text:p>18</text:p>
          </table:table-cell>
          <table:table-cell table:formula="of:=[.B19]/1000*3.3" office:value-type="float" office:value="84.458874146856" calcext:value-type="float">
            <text:p>84.458874146856</text:p>
          </table:table-cell>
          <table:table-cell table:formula="of:=[.C19]/1000*3.3" office:value-type="float" office:value="75.012998175126" calcext:value-type="float">
            <text:p>75.012998175126</text:p>
          </table:table-cell>
          <table:table-cell table:formula="of:=[.D19]/1000*3.3" office:value-type="float" office:value="83.317933454745" calcext:value-type="float">
            <text:p>83.317933454745</text:p>
          </table:table-cell>
          <table:table-cell table:formula="of:=[.E19]/1000*3.3" office:value-type="float" office:value="74.878057348809" calcext:value-type="float">
            <text:p>74.878057348809</text:p>
          </table:table-cell>
          <table:table-cell/>
          <table:table-cell office:value-type="float" office:value="59.96582" calcext:value-type="float">
            <text:p>59.96582</text:p>
          </table:table-cell>
          <table:table-cell office:value-type="float" office:value="60.07286" calcext:value-type="float">
            <text:p>60.07286</text:p>
          </table:table-cell>
          <table:table-cell office:value-type="float" office:value="59.83198" calcext:value-type="float">
            <text:p>59.831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653.6956587" calcext:value-type="float">
            <text:p>25653.6956587</text:p>
          </table:table-cell>
          <table:table-cell office:value-type="float" office:value="22772.11371818" calcext:value-type="float">
            <text:p>22772.11371818</text:p>
          </table:table-cell>
          <table:table-cell office:value-type="float" office:value="25220.97164941" calcext:value-type="float">
            <text:p>25220.97164941</text:p>
          </table:table-cell>
          <table:table-cell office:value-type="float" office:value="22769.80154168" calcext:value-type="float">
            <text:p>22769.80154168</text:p>
          </table:table-cell>
          <table:table-cell office:value-type="float" office:value="19" calcext:value-type="float">
            <text:p>19</text:p>
          </table:table-cell>
          <table:table-cell table:formula="of:=[.B20]/1000*3.3" office:value-type="float" office:value="84.65719567371" calcext:value-type="float">
            <text:p>84.65719567371</text:p>
          </table:table-cell>
          <table:table-cell table:formula="of:=[.C20]/1000*3.3" office:value-type="float" office:value="75.147975269994" calcext:value-type="float">
            <text:p>75.147975269994</text:p>
          </table:table-cell>
          <table:table-cell table:formula="of:=[.D20]/1000*3.3" office:value-type="float" office:value="83.229206443053" calcext:value-type="float">
            <text:p>83.229206443053</text:p>
          </table:table-cell>
          <table:table-cell table:formula="of:=[.E20]/1000*3.3" office:value-type="float" office:value="75.140345087544" calcext:value-type="float">
            <text:p>75.140345087544</text:p>
          </table:table-cell>
          <table:table-cell/>
          <table:table-cell office:value-type="float" office:value="59.98762" calcext:value-type="float">
            <text:p>59.98762</text:p>
          </table:table-cell>
          <table:table-cell office:value-type="float" office:value="60.03033" calcext:value-type="float">
            <text:p>60.03033</text:p>
          </table:table-cell>
          <table:table-cell office:value-type="float" office:value="59.83692" calcext:value-type="float">
            <text:p>59.836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612.66305753" calcext:value-type="float">
            <text:p>25612.66305753</text:p>
          </table:table-cell>
          <table:table-cell office:value-type="float" office:value="22822.62997602" calcext:value-type="float">
            <text:p>22822.62997602</text:p>
          </table:table-cell>
          <table:table-cell office:value-type="float" office:value="25108.58094877" calcext:value-type="float">
            <text:p>25108.58094877</text:p>
          </table:table-cell>
          <table:table-cell office:value-type="float" office:value="22826.35620397" calcext:value-type="float">
            <text:p>22826.35620397</text:p>
          </table:table-cell>
          <table:table-cell office:value-type="float" office:value="20" calcext:value-type="float">
            <text:p>20</text:p>
          </table:table-cell>
          <table:table-cell table:formula="of:=[.B21]/1000*3.3" office:value-type="float" office:value="84.521788089849" calcext:value-type="float">
            <text:p>84.521788089849</text:p>
          </table:table-cell>
          <table:table-cell table:formula="of:=[.C21]/1000*3.3" office:value-type="float" office:value="75.314678920866" calcext:value-type="float">
            <text:p>75.314678920866</text:p>
          </table:table-cell>
          <table:table-cell table:formula="of:=[.D21]/1000*3.3" office:value-type="float" office:value="82.858317130941" calcext:value-type="float">
            <text:p>82.858317130941</text:p>
          </table:table-cell>
          <table:table-cell table:formula="of:=[.E21]/1000*3.3" office:value-type="float" office:value="75.326975473101" calcext:value-type="float">
            <text:p>75.326975473101</text:p>
          </table:table-cell>
          <table:table-cell/>
          <table:table-cell office:value-type="float" office:value="59.99591" calcext:value-type="float">
            <text:p>59.99591</text:p>
          </table:table-cell>
          <table:table-cell office:value-type="float" office:value="60.03845" calcext:value-type="float">
            <text:p>60.03845</text:p>
          </table:table-cell>
          <table:table-cell office:value-type="float" office:value="59.87111" calcext:value-type="float">
            <text:p>59.87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679.11623045" calcext:value-type="float">
            <text:p>25679.11623045</text:p>
          </table:table-cell>
          <table:table-cell office:value-type="float" office:value="22795.82372905" calcext:value-type="float">
            <text:p>22795.82372905</text:p>
          </table:table-cell>
          <table:table-cell office:value-type="float" office:value="25202.45522435" calcext:value-type="float">
            <text:p>25202.45522435</text:p>
          </table:table-cell>
          <table:table-cell office:value-type="float" office:value="22858.57467" calcext:value-type="float">
            <text:p>22858.57467</text:p>
          </table:table-cell>
          <table:table-cell office:value-type="float" office:value="21" calcext:value-type="float">
            <text:p>21</text:p>
          </table:table-cell>
          <table:table-cell table:formula="of:=[.B22]/1000*3.3" office:value-type="float" office:value="84.741083560485" calcext:value-type="float">
            <text:p>84.741083560485</text:p>
          </table:table-cell>
          <table:table-cell table:formula="of:=[.C22]/1000*3.3" office:value-type="float" office:value="75.226218305865" calcext:value-type="float">
            <text:p>75.226218305865</text:p>
          </table:table-cell>
          <table:table-cell table:formula="of:=[.D22]/1000*3.3" office:value-type="float" office:value="83.168102240355" calcext:value-type="float">
            <text:p>83.168102240355</text:p>
          </table:table-cell>
          <table:table-cell table:formula="of:=[.E22]/1000*3.3" office:value-type="float" office:value="75.433296411" calcext:value-type="float">
            <text:p>75.433296411</text:p>
          </table:table-cell>
          <table:table-cell/>
          <table:table-cell office:value-type="float" office:value="59.95573" calcext:value-type="float">
            <text:p>59.95573</text:p>
          </table:table-cell>
          <table:table-cell office:value-type="float" office:value="59.97808" calcext:value-type="float">
            <text:p>59.97808</text:p>
          </table:table-cell>
          <table:table-cell office:value-type="float" office:value="59.85094" calcext:value-type="float">
            <text:p>59.850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25.46932295" calcext:value-type="float">
            <text:p>25725.46932295</text:p>
          </table:table-cell>
          <table:table-cell office:value-type="float" office:value="22734.52329102" calcext:value-type="float">
            <text:p>22734.52329102</text:p>
          </table:table-cell>
          <table:table-cell office:value-type="float" office:value="25111.07607094" calcext:value-type="float">
            <text:p>25111.07607094</text:p>
          </table:table-cell>
          <table:table-cell office:value-type="float" office:value="22755.63283426" calcext:value-type="float">
            <text:p>22755.63283426</text:p>
          </table:table-cell>
          <table:table-cell office:value-type="float" office:value="22" calcext:value-type="float">
            <text:p>22</text:p>
          </table:table-cell>
          <table:table-cell table:formula="of:=[.B23]/1000*3.3" office:value-type="float" office:value="84.894048765735" calcext:value-type="float">
            <text:p>84.894048765735</text:p>
          </table:table-cell>
          <table:table-cell table:formula="of:=[.C23]/1000*3.3" office:value-type="float" office:value="75.023926860366" calcext:value-type="float">
            <text:p>75.023926860366</text:p>
          </table:table-cell>
          <table:table-cell table:formula="of:=[.D23]/1000*3.3" office:value-type="float" office:value="82.866551034102" calcext:value-type="float">
            <text:p>82.866551034102</text:p>
          </table:table-cell>
          <table:table-cell table:formula="of:=[.E23]/1000*3.3" office:value-type="float" office:value="75.093588353058" calcext:value-type="float">
            <text:p>75.093588353058</text:p>
          </table:table-cell>
          <table:table-cell/>
          <table:table-cell office:value-type="float" office:value="59.95346" calcext:value-type="float">
            <text:p>59.95346</text:p>
          </table:table-cell>
          <table:table-cell office:value-type="float" office:value="59.97175" calcext:value-type="float">
            <text:p>59.97175</text:p>
          </table:table-cell>
          <table:table-cell office:value-type="float" office:value="59.83943" calcext:value-type="float">
            <text:p>59.839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691.248631" calcext:value-type="float">
            <text:p>25691.248631</text:p>
          </table:table-cell>
          <table:table-cell office:value-type="float" office:value="22737.08111968" calcext:value-type="float">
            <text:p>22737.08111968</text:p>
          </table:table-cell>
          <table:table-cell office:value-type="float" office:value="25177.06636293" calcext:value-type="float">
            <text:p>25177.06636293</text:p>
          </table:table-cell>
          <table:table-cell office:value-type="float" office:value="22680.17076922" calcext:value-type="float">
            <text:p>22680.17076922</text:p>
          </table:table-cell>
          <table:table-cell office:value-type="float" office:value="23" calcext:value-type="float">
            <text:p>23</text:p>
          </table:table-cell>
          <table:table-cell table:formula="of:=[.B24]/1000*3.3" office:value-type="float" office:value="84.7811204823" calcext:value-type="float">
            <text:p>84.7811204823</text:p>
          </table:table-cell>
          <table:table-cell table:formula="of:=[.C24]/1000*3.3" office:value-type="float" office:value="75.032367694944" calcext:value-type="float">
            <text:p>75.032367694944</text:p>
          </table:table-cell>
          <table:table-cell table:formula="of:=[.D24]/1000*3.3" office:value-type="float" office:value="83.084318997669" calcext:value-type="float">
            <text:p>83.084318997669</text:p>
          </table:table-cell>
          <table:table-cell table:formula="of:=[.E24]/1000*3.3" office:value-type="float" office:value="74.844563538426" calcext:value-type="float">
            <text:p>74.844563538426</text:p>
          </table:table-cell>
          <table:table-cell/>
          <table:table-cell office:value-type="float" office:value="59.96675" calcext:value-type="float">
            <text:p>59.96675</text:p>
          </table:table-cell>
          <table:table-cell office:value-type="float" office:value="60.07246" calcext:value-type="float">
            <text:p>60.07246</text:p>
          </table:table-cell>
          <table:table-cell office:value-type="float" office:value="59.8148" calcext:value-type="float">
            <text:p>59.81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714.20319964" calcext:value-type="float">
            <text:p>25714.20319964</text:p>
          </table:table-cell>
          <table:table-cell office:value-type="float" office:value="22810.68667466" calcext:value-type="float">
            <text:p>22810.68667466</text:p>
          </table:table-cell>
          <table:table-cell office:value-type="float" office:value="25226.36437337" calcext:value-type="float">
            <text:p>25226.36437337</text:p>
          </table:table-cell>
          <table:table-cell office:value-type="float" office:value="22628.63674461" calcext:value-type="float">
            <text:p>22628.63674461</text:p>
          </table:table-cell>
          <table:table-cell office:value-type="float" office:value="24" calcext:value-type="float">
            <text:p>24</text:p>
          </table:table-cell>
          <table:table-cell table:formula="of:=[.B25]/1000*3.3" office:value-type="float" office:value="84.856870558812" calcext:value-type="float">
            <text:p>84.856870558812</text:p>
          </table:table-cell>
          <table:table-cell table:formula="of:=[.C25]/1000*3.3" office:value-type="float" office:value="75.275266026378" calcext:value-type="float">
            <text:p>75.275266026378</text:p>
          </table:table-cell>
          <table:table-cell table:formula="of:=[.D25]/1000*3.3" office:value-type="float" office:value="83.247002432121" calcext:value-type="float">
            <text:p>83.247002432121</text:p>
          </table:table-cell>
          <table:table-cell table:formula="of:=[.E25]/1000*3.3" office:value-type="float" office:value="74.674501257213" calcext:value-type="float">
            <text:p>74.674501257213</text:p>
          </table:table-cell>
          <table:table-cell/>
          <table:table-cell office:value-type="float" office:value="59.99727" calcext:value-type="float">
            <text:p>59.99727</text:p>
          </table:table-cell>
          <table:table-cell office:value-type="float" office:value="60.00865" calcext:value-type="float">
            <text:p>60.00865</text:p>
          </table:table-cell>
          <table:table-cell office:value-type="float" office:value="59.82675" calcext:value-type="float">
            <text:p>59.826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843.64346274" calcext:value-type="float">
            <text:p>25843.64346274</text:p>
          </table:table-cell>
          <table:table-cell office:value-type="float" office:value="22868.7672005" calcext:value-type="float">
            <text:p>22868.7672005</text:p>
          </table:table-cell>
          <table:table-cell office:value-type="float" office:value="25120.90426675" calcext:value-type="float">
            <text:p>25120.90426675</text:p>
          </table:table-cell>
          <table:table-cell office:value-type="float" office:value="22591.20380506" calcext:value-type="float">
            <text:p>22591.20380506</text:p>
          </table:table-cell>
          <table:table-cell office:value-type="float" office:value="25" calcext:value-type="float">
            <text:p>25</text:p>
          </table:table-cell>
          <table:table-cell table:formula="of:=[.B26]/1000*3.3" office:value-type="float" office:value="85.284023427042" calcext:value-type="float">
            <text:p>85.284023427042</text:p>
          </table:table-cell>
          <table:table-cell table:formula="of:=[.C26]/1000*3.3" office:value-type="float" office:value="75.46693176165" calcext:value-type="float">
            <text:p>75.46693176165</text:p>
          </table:table-cell>
          <table:table-cell table:formula="of:=[.D26]/1000*3.3" office:value-type="float" office:value="82.898984080275" calcext:value-type="float">
            <text:p>82.898984080275</text:p>
          </table:table-cell>
          <table:table-cell table:formula="of:=[.E26]/1000*3.3" office:value-type="float" office:value="74.550972556698" calcext:value-type="float">
            <text:p>74.550972556698</text:p>
          </table:table-cell>
          <table:table-cell/>
          <table:table-cell office:value-type="float" office:value="59.95854" calcext:value-type="float">
            <text:p>59.95854</text:p>
          </table:table-cell>
          <table:table-cell office:value-type="float" office:value="59.91594" calcext:value-type="float">
            <text:p>59.91594</text:p>
          </table:table-cell>
          <table:table-cell office:value-type="float" office:value="59.81366" calcext:value-type="float">
            <text:p>59.813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879.83106627" calcext:value-type="float">
            <text:p>25879.83106627</text:p>
          </table:table-cell>
          <table:table-cell office:value-type="float" office:value="22888.44017494" calcext:value-type="float">
            <text:p>22888.44017494</text:p>
          </table:table-cell>
          <table:table-cell office:value-type="float" office:value="24989.36737412" calcext:value-type="float">
            <text:p>24989.36737412</text:p>
          </table:table-cell>
          <table:table-cell office:value-type="float" office:value="22603.66979492" calcext:value-type="float">
            <text:p>22603.66979492</text:p>
          </table:table-cell>
          <table:table-cell office:value-type="float" office:value="26" calcext:value-type="float">
            <text:p>26</text:p>
          </table:table-cell>
          <table:table-cell table:formula="of:=[.B27]/1000*3.3" office:value-type="float" office:value="85.403442518691" calcext:value-type="float">
            <text:p>85.403442518691</text:p>
          </table:table-cell>
          <table:table-cell table:formula="of:=[.C27]/1000*3.3" office:value-type="float" office:value="75.531852577302" calcext:value-type="float">
            <text:p>75.531852577302</text:p>
          </table:table-cell>
          <table:table-cell table:formula="of:=[.D27]/1000*3.3" office:value-type="float" office:value="82.464912334596" calcext:value-type="float">
            <text:p>82.464912334596</text:p>
          </table:table-cell>
          <table:table-cell table:formula="of:=[.E27]/1000*3.3" office:value-type="float" office:value="74.592110323236" calcext:value-type="float">
            <text:p>74.592110323236</text:p>
          </table:table-cell>
          <table:table-cell/>
          <table:table-cell office:value-type="float" office:value="59.93828" calcext:value-type="float">
            <text:p>59.93828</text:p>
          </table:table-cell>
          <table:table-cell office:value-type="float" office:value="59.98598" calcext:value-type="float">
            <text:p>59.98598</text:p>
          </table:table-cell>
          <table:table-cell office:value-type="float" office:value="59.82013" calcext:value-type="float">
            <text:p>59.82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791.36993477" calcext:value-type="float">
            <text:p>25791.36993477</text:p>
          </table:table-cell>
          <table:table-cell office:value-type="float" office:value="22823.23455738" calcext:value-type="float">
            <text:p>22823.23455738</text:p>
          </table:table-cell>
          <table:table-cell office:value-type="float" office:value="25260.93347465" calcext:value-type="float">
            <text:p>25260.93347465</text:p>
          </table:table-cell>
          <table:table-cell office:value-type="float" office:value="22680.07778598" calcext:value-type="float">
            <text:p>22680.07778598</text:p>
          </table:table-cell>
          <table:table-cell office:value-type="float" office:value="27" calcext:value-type="float">
            <text:p>27</text:p>
          </table:table-cell>
          <table:table-cell table:formula="of:=[.B28]/1000*3.3" office:value-type="float" office:value="85.111520784741" calcext:value-type="float">
            <text:p>85.111520784741</text:p>
          </table:table-cell>
          <table:table-cell table:formula="of:=[.C28]/1000*3.3" office:value-type="float" office:value="75.316674039354" calcext:value-type="float">
            <text:p>75.316674039354</text:p>
          </table:table-cell>
          <table:table-cell table:formula="of:=[.D28]/1000*3.3" office:value-type="float" office:value="83.361080466345" calcext:value-type="float">
            <text:p>83.361080466345</text:p>
          </table:table-cell>
          <table:table-cell table:formula="of:=[.E28]/1000*3.3" office:value-type="float" office:value="74.844256693734" calcext:value-type="float">
            <text:p>74.844256693734</text:p>
          </table:table-cell>
          <table:table-cell>
            <draw:frame draw:z-index="0" draw:style-name="gr1" draw:text-style-name="P1" svg:width="9.007cm" svg:height="10.358cm" svg:x="1.786cm" svg:y="0.426cm">
              <draw:object draw:notify-on-update-of-ranges="WL.F2:WL.F10 WL.G1:WL.G1 WL.G2:WL.G10 WL.H1:WL.H1 WL.H2:WL.H10 WL.I1:WL.I1 WL.I2:WL.I10 WL.J1:WL.J1 WL.J2:WL.J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59.96156" calcext:value-type="float">
            <text:p>59.96156</text:p>
          </table:table-cell>
          <table:table-cell office:value-type="float" office:value="60.048" calcext:value-type="float">
            <text:p>60.048</text:p>
          </table:table-cell>
          <table:table-cell office:value-type="float" office:value="59.85213" calcext:value-type="float">
            <text:p>59.852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642.49094192" calcext:value-type="float">
            <text:p>25642.49094192</text:p>
          </table:table-cell>
          <table:table-cell office:value-type="float" office:value="22722.98766569" calcext:value-type="float">
            <text:p>22722.98766569</text:p>
          </table:table-cell>
          <table:table-cell office:value-type="float" office:value="25370.873478" calcext:value-type="float">
            <text:p>25370.873478</text:p>
          </table:table-cell>
          <table:table-cell office:value-type="float" office:value="22787.04358239" calcext:value-type="float">
            <text:p>22787.04358239</text:p>
          </table:table-cell>
          <table:table-cell office:value-type="float" office:value="28" calcext:value-type="float">
            <text:p>28</text:p>
          </table:table-cell>
          <table:table-cell table:formula="of:=[.B29]/1000*3.3" office:value-type="float" office:value="84.620220108336" calcext:value-type="float">
            <text:p>84.620220108336</text:p>
          </table:table-cell>
          <table:table-cell table:formula="of:=[.C29]/1000*3.3" office:value-type="float" office:value="74.985859296777" calcext:value-type="float">
            <text:p>74.985859296777</text:p>
          </table:table-cell>
          <table:table-cell table:formula="of:=[.D29]/1000*3.3" office:value-type="float" office:value="83.7238824774" calcext:value-type="float">
            <text:p>83.7238824774</text:p>
          </table:table-cell>
          <table:table-cell table:formula="of:=[.E29]/1000*3.3" office:value-type="float" office:value="75.197243821887" calcext:value-type="float">
            <text:p>75.197243821887</text:p>
          </table:table-cell>
          <table:table-cell/>
          <table:table-cell office:value-type="float" office:value="59.94942" calcext:value-type="float">
            <text:p>59.94942</text:p>
          </table:table-cell>
          <table:table-cell office:value-type="float" office:value="60.02269" calcext:value-type="float">
            <text:p>60.02269</text:p>
          </table:table-cell>
          <table:table-cell office:value-type="float" office:value="59.82436" calcext:value-type="float">
            <text:p>59.824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498.22636999" calcext:value-type="float">
            <text:p>25498.22636999</text:p>
          </table:table-cell>
          <table:table-cell office:value-type="float" office:value="22584.18480658" calcext:value-type="float">
            <text:p>22584.18480658</text:p>
          </table:table-cell>
          <table:table-cell office:value-type="float" office:value="25358.17718806" calcext:value-type="float">
            <text:p>25358.17718806</text:p>
          </table:table-cell>
          <table:table-cell office:value-type="float" office:value="22799.69065968" calcext:value-type="float">
            <text:p>22799.69065968</text:p>
          </table:table-cell>
          <table:table-cell office:value-type="float" office:value="29" calcext:value-type="float">
            <text:p>29</text:p>
          </table:table-cell>
          <table:table-cell table:formula="of:=[.B30]/1000*3.3" office:value-type="float" office:value="84.144147020967" calcext:value-type="float">
            <text:p>84.144147020967</text:p>
          </table:table-cell>
          <table:table-cell table:formula="of:=[.C30]/1000*3.3" office:value-type="float" office:value="74.527809861714" calcext:value-type="float">
            <text:p>74.527809861714</text:p>
          </table:table-cell>
          <table:table-cell table:formula="of:=[.D30]/1000*3.3" office:value-type="float" office:value="83.681984720598" calcext:value-type="float">
            <text:p>83.681984720598</text:p>
          </table:table-cell>
          <table:table-cell table:formula="of:=[.E30]/1000*3.3" office:value-type="float" office:value="75.238979176944" calcext:value-type="float">
            <text:p>75.238979176944</text:p>
          </table:table-cell>
          <table:table-cell/>
          <table:table-cell office:value-type="float" office:value="59.9645" calcext:value-type="float">
            <text:p>59.9645</text:p>
          </table:table-cell>
          <table:table-cell office:value-type="float" office:value="59.98224" calcext:value-type="float">
            <text:p>59.98224</text:p>
          </table:table-cell>
          <table:table-cell office:value-type="float" office:value="59.81216" calcext:value-type="float">
            <text:p>59.812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  <table:table-cell table:formula="of:=[.B31]/1000*3.3" office:value-type="float" office:value="0" calcext:value-type="float">
            <text:p>0</text:p>
          </table:table-cell>
          <table:table-cell table:formula="of:=[.C31]/1000*3.3" office:value-type="float" office:value="0" calcext:value-type="float">
            <text:p>0</text:p>
          </table:table-cell>
          <table:table-cell table:formula="of:=[.D31]/1000*3.3" office:value-type="float" office:value="0" calcext:value-type="float">
            <text:p>0</text:p>
          </table:table-cell>
          <table:table-cell table:formula="of:=[.E31]/1000*3.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00/00/00</text:date>, <text:time style:data-style-name="N2" text:time-value="20:12:40.1383065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1:53:14.967949100</meta:creation-date>
    <dc:date>2025-08-26T20:15:27.354872400</dc:date>
    <meta:editing-duration>PT36M47S</meta:editing-duration>
    <meta:editing-cycles>5</meta:editing-cycles>
    <meta:generator>LibreOffice/25.2.5.2$Windows_X86_64 LibreOffice_project/03d19516eb2e1dd5d4ccd751a0d6f35f35e08022</meta:generator>
    <meta:document-statistic meta:table-count="4" meta:cell-count="1153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M PLUS 1 Code'" style:font-style-name="標準" fo:font-size="12pt" style:font-family-asian="'M PLUS 1 Code'" style:font-style-name-asian="標準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M PLUS 1 Code'" style:font-style-name="標準" fo:font-size="12pt" style:font-family-asian="'M PLUS 1 Code'" style:font-style-name-asian="標準" style:font-size-asian="10pt" style:font-size-complex="10pt"/>
    </style:style>
    <style:style style:name="ch8" style:family="chart">
      <style:chart-properties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false"/>
      <style:graphic-properties draw:stroke="dash" draw:stroke-dash="Dot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draw:stroke="dash" draw:stroke-dash="Double_20_Dash_20__28_Rounded_29_" svg:stroke-width="0.08cm" svg:stroke-color="#000000" svg:stroke-linecap="round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draw:stroke="dash" draw:stroke-dash="Dash_20_Dot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draw:stroke-dash="Dash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family="'M PLUS 1 Code'" style:font-style-name="標準" fo:font-size="14pt" style:letter-kerning="false" style:font-family-asian="'M PLUS 1 Code'" style:font-style-name-asian="標準" style:font-size-asian="14pt"/>
    </style:style>
    <style:style style:name="T2" style:family="text">
      <style:text-properties style:text-position="0% 100%" fo:font-family="'M PLUS 1 Code'" style:font-style-name="標準" fo:font-size="12pt" style:letter-kerning="false" style:font-family-asian="'M PLUS 1 Code'" style:font-style-name-asian="標準" style:font-size-asian="12pt" style:font-size-complex="9pt"/>
    </style:style>
  </office:automatic-styles>
  <office:body>
    <office:chart>
      <chart:chart svg:width="9.008cm" svg:height="10.359cm" xlink:href=".." xlink:type="simple" chart:class="chart:line" chart:style-name="ch1">
        <chart:title svg:x="3.993cm" svg:y="0.281cm" chart:style-name="ch2">
          <text:p><text:span text:style-name="T1">TEMP</text:span></text:p>
        </chart:title>
        <chart:plot-area chart:style-name="ch3" svg:x="1.004cm" svg:y="0.925cm" svg:width="7.699cm" svg:height="8.779cm">
          <chart:coordinate-region svg:x="2.102cm" svg:y="1.19cm" svg:width="6.493cm" svg:height="7.735cm"/>
          <chart:axis chart:dimension="x" chart:name="primary-x" chart:style-name="ch4" chartooo:axis-type="auto">
            <chartooo:date-scale/>
            <chart:title svg:x="3.401cm" svg:y="9.576cm" chart:style-name="ch5">
              <text:p><text:span text:style-name="T2">Iteration [#]</text:span></text:p>
            </chart:title>
            <chart:categories table:cell-range-address="TEMP.F2:TEMP.F10"/>
            <chart:grid chart:style-name="ch6" chart:class="major"/>
          </chart:axis>
          <chart:axis chart:dimension="y" chart:name="primary-y" chart:style-name="ch7">
            <chart:title svg:x="0.207cm" svg:y="7.614cm" chart:style-name="ch8">
              <text:p><text:span text:style-name="T2">Power consuption [mJ]</text:span></text:p>
            </chart:title>
            <chart:grid chart:style-name="ch6" chart:class="major"/>
          </chart:axis>
          <chart:series chart:style-name="ch9" chart:values-cell-range-address="TEMP.G2:TEMP.G10" chart:label-cell-address="TEMP.G1:TEMP.G1" chart:class="chart:line">
            <chart:data-point chart:repeated="9"/>
          </chart:series>
          <chart:series chart:style-name="ch10" chart:values-cell-range-address="TEMP.H2:TEMP.H10" chart:label-cell-address="TEMP.H1:TEMP.H1" chart:class="chart:line">
            <chart:data-point chart:repeated="9"/>
          </chart:series>
          <chart:series chart:style-name="ch11" chart:values-cell-range-address="TEMP.I2:TEMP.I10" chart:label-cell-address="TEMP.I1:TEMP.I1" chart:class="chart:line">
            <chart:data-point chart:repeated="9"/>
          </chart:series>
          <chart:series chart:style-name="ch12" chart:values-cell-range-address="TEMP.J2:TEMP.J10" chart:label-cell-address="TEMP.J1:TEMP.J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</text:p>
                <draw:g>
                  <svg:desc>TEMP.G1:TEMP.G1</svg:desc>
                </draw:g>
              </table:table-cell>
              <table:table-cell office:value-type="string">
                <text:p>CL</text:p>
                <draw:g>
                  <svg:desc>TEMP.H1:TEMP.H1</svg:desc>
                </draw:g>
              </table:table-cell>
              <table:table-cell office:value-type="string">
                <text:p>RM</text:p>
                <draw:g>
                  <svg:desc>TEMP.I1:TEMP.I1</svg:desc>
                </draw:g>
              </table:table-cell>
              <table:table-cell office:value-type="string">
                <text:p>RL</text:p>
                <draw:g>
                  <svg:desc>TEMP.J1:TEMP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EMP.F2:TEMP.F10</svg:desc>
                </draw:g>
              </table:table-cell>
              <table:table-cell office:value-type="float" office:value="76.33296327096">
                <text:p>76.33296327096</text:p>
                <draw:g>
                  <svg:desc>TEMP.G2:TEMP.G10</svg:desc>
                </draw:g>
              </table:table-cell>
              <table:table-cell office:value-type="float" office:value="76.657572488145">
                <text:p>76.657572488145</text:p>
                <draw:g>
                  <svg:desc>TEMP.H2:TEMP.H10</svg:desc>
                </draw:g>
              </table:table-cell>
              <table:table-cell office:value-type="float" office:value="76.971342086397">
                <text:p>76.971342086397</text:p>
                <draw:g>
                  <svg:desc>TEMP.I2:TEMP.I10</svg:desc>
                </draw:g>
              </table:table-cell>
              <table:table-cell office:value-type="float" office:value="77.135885698872">
                <text:p>77.135885698872</text:p>
                <draw:g>
                  <svg:desc>TEMP.J2:TEMP.J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6.677028955241">
                <text:p>76.677028955241</text:p>
              </table:table-cell>
              <table:table-cell office:value-type="float" office:value="76.392260508795">
                <text:p>76.392260508795</text:p>
              </table:table-cell>
              <table:table-cell office:value-type="float" office:value="77.141640458124">
                <text:p>77.141640458124</text:p>
              </table:table-cell>
              <table:table-cell office:value-type="float" office:value="76.941076361457">
                <text:p>76.9410763614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6.133856167787">
                <text:p>76.133856167787</text:p>
              </table:table-cell>
              <table:table-cell office:value-type="float" office:value="75.706787150874">
                <text:p>75.706787150874</text:p>
              </table:table-cell>
              <table:table-cell office:value-type="float" office:value="76.44742586349">
                <text:p>76.44742586349</text:p>
              </table:table-cell>
              <table:table-cell office:value-type="float" office:value="75.9853121214">
                <text:p>75.98531212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.528731335727">
                <text:p>76.528731335727</text:p>
              </table:table-cell>
              <table:table-cell office:value-type="float" office:value="75.914465919336">
                <text:p>75.914465919336</text:p>
              </table:table-cell>
              <table:table-cell office:value-type="float" office:value="76.65729017694">
                <text:p>76.65729017694</text:p>
              </table:table-cell>
              <table:table-cell office:value-type="float" office:value="76.078574699292">
                <text:p>76.0785746992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6.021244612973">
                <text:p>76.021244612973</text:p>
              </table:table-cell>
              <table:table-cell office:value-type="float" office:value="75.44955047685">
                <text:p>75.44955047685</text:p>
              </table:table-cell>
              <table:table-cell office:value-type="float" office:value="76.321973222253">
                <text:p>76.321973222253</text:p>
              </table:table-cell>
              <table:table-cell office:value-type="float" office:value="75.648586709355">
                <text:p>75.648586709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6.331457932961">
                <text:p>76.331457932961</text:p>
              </table:table-cell>
              <table:table-cell office:value-type="float" office:value="75.925391099514">
                <text:p>75.925391099514</text:p>
              </table:table-cell>
              <table:table-cell office:value-type="float" office:value="76.580546528838">
                <text:p>76.580546528838</text:p>
              </table:table-cell>
              <table:table-cell office:value-type="float" office:value="75.975532601991">
                <text:p>75.9755326019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6.044224080176">
                <text:p>76.044224080176</text:p>
              </table:table-cell>
              <table:table-cell office:value-type="float" office:value="75.556652632032">
                <text:p>75.556652632032</text:p>
              </table:table-cell>
              <table:table-cell office:value-type="float" office:value="76.088584331298">
                <text:p>76.088584331298</text:p>
              </table:table-cell>
              <table:table-cell office:value-type="float" office:value="75.580126892028">
                <text:p>75.5801268920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6.165452585948">
                <text:p>76.165452585948</text:p>
              </table:table-cell>
              <table:table-cell office:value-type="float" office:value="75.931199210064">
                <text:p>75.931199210064</text:p>
              </table:table-cell>
              <table:table-cell office:value-type="float" office:value="76.482011558007">
                <text:p>76.482011558007</text:p>
              </table:table-cell>
              <table:table-cell office:value-type="float" office:value="75.702056897874">
                <text:p>75.7020568978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5.84443323479">
                <text:p>75.84443323479</text:p>
              </table:table-cell>
              <table:table-cell office:value-type="float" office:value="75.436470149568">
                <text:p>75.436470149568</text:p>
              </table:table-cell>
              <table:table-cell office:value-type="float" office:value="76.071726592884">
                <text:p>76.071726592884</text:p>
              </table:table-cell>
              <table:table-cell office:value-type="float" office:value="75.411073264428">
                <text:p>75.411073264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font-family="'M PLUS 1 Code'" style:font-style-name="標準" fo:font-size="12pt" style:font-family-asian="'M PLUS 1 Code'" style:font-style-name-asian="標準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M PLUS 1 Code'" style:font-style-name="標準" fo:font-size="12pt" style:font-family-asian="'M PLUS 1 Code'" style:font-style-name-asian="標準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M PLUS 1 Code'" style:font-style-name="標準" fo:font-size="12pt" style:font-family-asian="'M PLUS 1 Code'" style:font-style-name-asian="標準" style:font-size-asian="10pt" style:font-size-complex="10pt"/>
    </style:style>
    <style:style style:name="ch9" style:family="chart">
      <style:chart-properties style:rotation-angle="90"/>
      <style:text-properties fo:font-size="13pt" style:font-size-asian="13pt" style:font-size-complex="13pt"/>
    </style:style>
    <style:style style:name="ch10" style:family="chart" style:data-style-name="N0">
      <style:chart-properties chart:symbol-type="none" chart:link-data-style-to-source="false"/>
      <style:graphic-properties draw:stroke="dash" draw:stroke-dash="Dot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draw:stroke="dash" draw:stroke-dash="Double_20_Dash_20__28_Rounded_29_" svg:stroke-width="0.08cm" svg:stroke-color="#000000" svg:stroke-linecap="round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draw:stroke="dash" draw:stroke-dash="Dash_20_Dot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-dash="Dash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family="'M PLUS 1 Code'" style:font-style-name="標準" fo:font-size="14pt" style:letter-kerning="false" style:font-family-asian="'M PLUS 1 Code'" style:font-style-name-asian="標準" style:font-size-asian="14pt"/>
    </style:style>
    <style:style style:name="T2" style:family="text">
      <style:text-properties style:text-position="0% 100%" fo:font-family="'M PLUS 1 Code'" style:font-style-name="標準" fo:font-size="12pt" style:letter-kerning="false" style:font-family-asian="'M PLUS 1 Code'" style:font-style-name-asian="標準" style:font-size-asian="12pt" style:font-size-complex="9pt"/>
    </style:style>
  </office:automatic-styles>
  <office:body>
    <office:chart>
      <chart:chart svg:width="9.008cm" svg:height="10.359cm" xlink:href=".." xlink:type="simple" chart:class="chart:line" chart:style-name="ch1">
        <chart:title svg:x="4.02cm" svg:y="0.253cm" chart:style-name="ch2">
          <text:p><text:span text:style-name="T1">LOC</text:span></text:p>
        </chart:title>
        <chart:legend chart:legend-position="end" svg:x="5.223cm" svg:y="5.964cm" style:legend-expansion="custom" svg:width="2.918cm" svg:height="2.111cm" style:legend-expansion-aspect-ratio="1.38228327806727" chart:style-name="ch3"/>
        <chart:plot-area chart:style-name="ch4" svg:x="0.977cm" svg:y="0.926cm" svg:width="7.728cm" svg:height="8.78cm">
          <chart:coordinate-region svg:x="1.651cm" svg:y="1.191cm" svg:width="6.946cm" svg:height="7.736cm"/>
          <chart:axis chart:dimension="x" chart:name="primary-x" chart:style-name="ch5" chartooo:axis-type="auto">
            <chartooo:date-scale/>
            <chart:title svg:x="3.389cm" svg:y="9.576cm" chart:style-name="ch6">
              <text:p><text:span text:style-name="T2">Iteration [#]</text:span></text:p>
            </chart:title>
            <chart:categories table:cell-range-address="LOC.F2:LOC.F10"/>
            <chart:grid chart:style-name="ch7" chart:class="major"/>
          </chart:axis>
          <chart:axis chart:dimension="y" chart:name="primary-y" chart:style-name="ch8">
            <chart:title svg:x="0.205cm" svg:y="7.614cm" chart:style-name="ch9">
              <text:p><text:span text:style-name="T2">Power consuption [mJ]</text:span></text:p>
            </chart:title>
            <chart:grid chart:style-name="ch7" chart:class="major"/>
          </chart:axis>
          <chart:series chart:style-name="ch10" chart:values-cell-range-address="LOC.G2:LOC.G10" chart:label-cell-address="LOC.G1:LOC.G1" chart:class="chart:line">
            <chart:data-point chart:repeated="9"/>
          </chart:series>
          <chart:series chart:style-name="ch11" chart:values-cell-range-address="LOC.H2:LOC.H10" chart:label-cell-address="LOC.H1:LOC.H1" chart:class="chart:line">
            <chart:data-point chart:repeated="9"/>
          </chart:series>
          <chart:series chart:style-name="ch12" chart:values-cell-range-address="LOC.I2:LOC.I10" chart:label-cell-address="LOC.I1:LOC.I1" chart:class="chart:line">
            <chart:data-point chart:repeated="9"/>
          </chart:series>
          <chart:series chart:style-name="ch13" chart:values-cell-range-address="LOC.J2:LOC.J10" chart:label-cell-address="LOC.J1:LOC.J1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</text:p>
                <draw:g>
                  <svg:desc>LOC.G1:LOC.G1</svg:desc>
                </draw:g>
              </table:table-cell>
              <table:table-cell office:value-type="string">
                <text:p>CL</text:p>
                <draw:g>
                  <svg:desc>LOC.H1:LOC.H1</svg:desc>
                </draw:g>
              </table:table-cell>
              <table:table-cell office:value-type="string">
                <text:p>RM</text:p>
                <draw:g>
                  <svg:desc>LOC.I1:LOC.I1</svg:desc>
                </draw:g>
              </table:table-cell>
              <table:table-cell office:value-type="string">
                <text:p>RL</text:p>
                <draw:g>
                  <svg:desc>LOC.J1:LOC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C.F2:LOC.F10</svg:desc>
                </draw:g>
              </table:table-cell>
              <table:table-cell office:value-type="float" office:value="17.148643224372">
                <text:p>17.148643224372</text:p>
                <draw:g>
                  <svg:desc>LOC.G2:LOC.G10</svg:desc>
                </draw:g>
              </table:table-cell>
              <table:table-cell office:value-type="float" office:value="10.784490236619">
                <text:p>10.784490236619</text:p>
                <draw:g>
                  <svg:desc>LOC.H2:LOC.H10</svg:desc>
                </draw:g>
              </table:table-cell>
              <table:table-cell office:value-type="float" office:value="17.801227791369">
                <text:p>17.801227791369</text:p>
                <draw:g>
                  <svg:desc>LOC.I2:LOC.I10</svg:desc>
                </draw:g>
              </table:table-cell>
              <table:table-cell office:value-type="float" office:value="13.960643185236">
                <text:p>13.960643185236</text:p>
                <draw:g>
                  <svg:desc>LOC.J2:LOC.J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198658320811">
                <text:p>17.198658320811</text:p>
              </table:table-cell>
              <table:table-cell office:value-type="float" office:value="10.625505988449">
                <text:p>10.625505988449</text:p>
              </table:table-cell>
              <table:table-cell office:value-type="float" office:value="17.828261345169">
                <text:p>17.828261345169</text:p>
              </table:table-cell>
              <table:table-cell office:value-type="float" office:value="12.298868230572">
                <text:p>12.2988682305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.124756250041">
                <text:p>17.124756250041</text:p>
              </table:table-cell>
              <table:table-cell office:value-type="float" office:value="10.604171103306">
                <text:p>10.604171103306</text:p>
              </table:table-cell>
              <table:table-cell office:value-type="float" office:value="17.751782610738">
                <text:p>17.751782610738</text:p>
              </table:table-cell>
              <table:table-cell office:value-type="float" office:value="11.3362009563">
                <text:p>11.33620095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153611871319">
                <text:p>17.153611871319</text:p>
              </table:table-cell>
              <table:table-cell office:value-type="float" office:value="10.63245944079">
                <text:p>10.63245944079</text:p>
              </table:table-cell>
              <table:table-cell office:value-type="float" office:value="17.795619762591">
                <text:p>17.795619762591</text:p>
              </table:table-cell>
              <table:table-cell office:value-type="float" office:value="10.83007106115">
                <text:p>10.830071061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144730128889">
                <text:p>17.144730128889</text:p>
              </table:table-cell>
              <table:table-cell office:value-type="float" office:value="10.591729352094">
                <text:p>10.591729352094</text:p>
              </table:table-cell>
              <table:table-cell office:value-type="float" office:value="17.737460823852">
                <text:p>17.737460823852</text:p>
              </table:table-cell>
              <table:table-cell office:value-type="float" office:value="10.771014740739">
                <text:p>10.7710147407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.151571002753">
                <text:p>17.151571002753</text:p>
              </table:table-cell>
              <table:table-cell office:value-type="float" office:value="10.607422405371">
                <text:p>10.607422405371</text:p>
              </table:table-cell>
              <table:table-cell office:value-type="float" office:value="17.753335903974">
                <text:p>17.753335903974</text:p>
              </table:table-cell>
              <table:table-cell office:value-type="float" office:value="10.822187293962">
                <text:p>10.8221872939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.096180893638">
                <text:p>17.096180893638</text:p>
              </table:table-cell>
              <table:table-cell office:value-type="float" office:value="10.593620057427">
                <text:p>10.593620057427</text:p>
              </table:table-cell>
              <table:table-cell office:value-type="float" office:value="17.712578413893">
                <text:p>17.712578413893</text:p>
              </table:table-cell>
              <table:table-cell office:value-type="float" office:value="10.764229675947">
                <text:p>10.7642296759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.130630286935">
                <text:p>17.130630286935</text:p>
              </table:table-cell>
              <table:table-cell office:value-type="float" office:value="10.606849599258">
                <text:p>10.606849599258</text:p>
              </table:table-cell>
              <table:table-cell office:value-type="float" office:value="17.759312384286">
                <text:p>17.759312384286</text:p>
              </table:table-cell>
              <table:table-cell office:value-type="float" office:value="10.811342772351">
                <text:p>10.811342772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.10893391141">
                <text:p>17.10893391141</text:p>
              </table:table-cell>
              <table:table-cell office:value-type="float" office:value="10.566290741523">
                <text:p>10.566290741523</text:p>
              </table:table-cell>
              <table:table-cell office:value-type="float" office:value="17.692600400013">
                <text:p>17.692600400013</text:p>
              </table:table-cell>
              <table:table-cell office:value-type="float" office:value="10.745854339506">
                <text:p>10.7458543395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M PLUS 1 Code'" style:font-style-name="標準" fo:font-size="12pt" style:font-family-asian="'M PLUS 1 Code'" style:font-style-name-asian="標準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M PLUS 1 Code'" style:font-style-name="標準" fo:font-size="12pt" style:font-family-asian="'M PLUS 1 Code'" style:font-style-name-asian="標準" style:font-size-asian="10pt" style:font-size-complex="10pt"/>
    </style:style>
    <style:style style:name="ch8" style:family="chart">
      <style:chart-properties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false"/>
      <style:graphic-properties draw:stroke="dash" draw:stroke-dash="Dot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draw:stroke="dash" draw:stroke-dash="Double_20_Dash_20__28_Rounded_29_" svg:stroke-width="0.08cm" svg:stroke-color="#000000" svg:stroke-linecap="round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draw:stroke="dash" draw:stroke-dash="Dash_20_Dot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draw:stroke-dash="Dash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family="'M PLUS 1 Code'" style:font-style-name="標準" fo:font-size="14pt" style:letter-kerning="false" style:font-family-asian="'M PLUS 1 Code'" style:font-style-name-asian="標準" style:font-size-asian="14pt"/>
    </style:style>
    <style:style style:name="T2" style:family="text">
      <style:text-properties style:text-position="0% 100%" fo:font-family="'M PLUS 1 Code'" style:font-style-name="標準" fo:font-size="12pt" style:letter-kerning="false" style:font-family-asian="'M PLUS 1 Code'" style:font-style-name-asian="標準" style:font-size-asian="12pt" style:font-size-complex="9pt"/>
    </style:style>
  </office:automatic-styles>
  <office:body>
    <office:chart>
      <chart:chart svg:width="9.008cm" svg:height="10.359cm" xlink:href=".." xlink:type="simple" chart:class="chart:line" chart:style-name="ch1">
        <chart:title svg:x="4.158cm" svg:y="0.284cm" chart:style-name="ch2">
          <text:p><text:span text:style-name="T1">WL</text:span></text:p>
        </chart:title>
        <chart:plot-area chart:style-name="ch3" svg:x="1.034cm" svg:y="0.924cm" svg:width="7.664cm" svg:height="8.776cm">
          <chart:coordinate-region svg:x="1.708cm" svg:y="1.189cm" svg:width="6.882cm" svg:height="7.732cm"/>
          <chart:axis chart:dimension="x" chart:name="primary-x" chart:style-name="ch4" chartooo:axis-type="auto">
            <chartooo:date-scale/>
            <chart:title svg:x="3.414cm" svg:y="9.576cm" chart:style-name="ch5">
              <text:p><text:span text:style-name="T2">Iteration [#]</text:span></text:p>
            </chart:title>
            <chart:categories table:cell-range-address="WL.F2:WL.F10"/>
            <chart:grid chart:style-name="ch6" chart:class="major"/>
          </chart:axis>
          <chart:axis chart:dimension="y" chart:name="primary-y" chart:style-name="ch7">
            <chart:title svg:x="0.209cm" svg:y="7.614cm" chart:style-name="ch8">
              <text:p><text:span text:style-name="T2">Power consuption [mJ]</text:span></text:p>
            </chart:title>
            <chart:grid chart:style-name="ch6" chart:class="major"/>
          </chart:axis>
          <chart:series chart:style-name="ch9" chart:values-cell-range-address="WL.G2:WL.G10" chart:label-cell-address="WL.G1:WL.G1" chart:class="chart:line">
            <chart:data-point chart:repeated="9"/>
          </chart:series>
          <chart:series chart:style-name="ch10" chart:values-cell-range-address="WL.H2:WL.H10" chart:label-cell-address="WL.H1:WL.H1" chart:class="chart:line">
            <chart:data-point chart:repeated="9"/>
          </chart:series>
          <chart:series chart:style-name="ch11" chart:values-cell-range-address="WL.I2:WL.I10" chart:label-cell-address="WL.I1:WL.I1" chart:class="chart:line">
            <chart:data-point chart:repeated="9"/>
          </chart:series>
          <chart:series chart:style-name="ch12" chart:values-cell-range-address="WL.J2:WL.J10" chart:label-cell-address="WL.J1:WL.J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M</text:p>
                <draw:g>
                  <svg:desc>WL.G1:WL.G1</svg:desc>
                </draw:g>
              </table:table-cell>
              <table:table-cell office:value-type="string">
                <text:p>CL</text:p>
                <draw:g>
                  <svg:desc>WL.H1:WL.H1</svg:desc>
                </draw:g>
              </table:table-cell>
              <table:table-cell office:value-type="string">
                <text:p>RM</text:p>
                <draw:g>
                  <svg:desc>WL.I1:WL.I1</svg:desc>
                </draw:g>
              </table:table-cell>
              <table:table-cell office:value-type="string">
                <text:p>RL</text:p>
                <draw:g>
                  <svg:desc>WL.J1:WL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WL.F2:WL.F10</svg:desc>
                </draw:g>
              </table:table-cell>
              <table:table-cell office:value-type="float" office:value="83.243477729643">
                <text:p>83.243477729643</text:p>
                <draw:g>
                  <svg:desc>WL.G2:WL.G10</svg:desc>
                </draw:g>
              </table:table-cell>
              <table:table-cell office:value-type="float" office:value="75.352439803905">
                <text:p>75.352439803905</text:p>
                <draw:g>
                  <svg:desc>WL.H2:WL.H10</svg:desc>
                </draw:g>
              </table:table-cell>
              <table:table-cell office:value-type="float" office:value="83.301582813537">
                <text:p>83.301582813537</text:p>
                <draw:g>
                  <svg:desc>WL.I2:WL.I10</svg:desc>
                </draw:g>
              </table:table-cell>
              <table:table-cell office:value-type="float" office:value="76.778611311963">
                <text:p>76.778611311963</text:p>
                <draw:g>
                  <svg:desc>WL.J2:WL.J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2.565326060305">
                <text:p>82.565326060305</text:p>
              </table:table-cell>
              <table:table-cell office:value-type="float" office:value="75.458385696441">
                <text:p>75.458385696441</text:p>
              </table:table-cell>
              <table:table-cell office:value-type="float" office:value="83.278067337201">
                <text:p>83.278067337201</text:p>
              </table:table-cell>
              <table:table-cell office:value-type="float" office:value="76.168072659492">
                <text:p>76.1680726594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2.268379699363">
                <text:p>82.268379699363</text:p>
              </table:table-cell>
              <table:table-cell office:value-type="float" office:value="75.03591359913">
                <text:p>75.03591359913</text:p>
              </table:table-cell>
              <table:table-cell office:value-type="float" office:value="82.794726103353">
                <text:p>82.794726103353</text:p>
              </table:table-cell>
              <table:table-cell office:value-type="float" office:value="75.021245757348">
                <text:p>75.0212457573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2.161086239782">
                <text:p>82.161086239782</text:p>
              </table:table-cell>
              <table:table-cell office:value-type="float" office:value="74.839246353465">
                <text:p>74.839246353465</text:p>
              </table:table-cell>
              <table:table-cell office:value-type="float" office:value="83.510091181737">
                <text:p>83.510091181737</text:p>
              </table:table-cell>
              <table:table-cell office:value-type="float" office:value="74.784868352337">
                <text:p>74.7848683523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.175750367018">
                <text:p>82.175750367018</text:p>
              </table:table-cell>
              <table:table-cell office:value-type="float" office:value="74.832695037573">
                <text:p>74.832695037573</text:p>
              </table:table-cell>
              <table:table-cell office:value-type="float" office:value="83.361712381464">
                <text:p>83.361712381464</text:p>
              </table:table-cell>
              <table:table-cell office:value-type="float" office:value="74.569383589437">
                <text:p>74.5693835894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2.056646468434">
                <text:p>82.056646468434</text:p>
              </table:table-cell>
              <table:table-cell office:value-type="float" office:value="74.728239252447">
                <text:p>74.728239252447</text:p>
              </table:table-cell>
              <table:table-cell office:value-type="float" office:value="82.925878194291">
                <text:p>82.925878194291</text:p>
              </table:table-cell>
              <table:table-cell office:value-type="float" office:value="74.929264096863">
                <text:p>74.9292640968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1.888351531162">
                <text:p>81.888351531162</text:p>
              </table:table-cell>
              <table:table-cell office:value-type="float" office:value="74.836709653926">
                <text:p>74.836709653926</text:p>
              </table:table-cell>
              <table:table-cell office:value-type="float" office:value="82.93941542634">
                <text:p>82.93941542634</text:p>
              </table:table-cell>
              <table:table-cell office:value-type="float" office:value="75.174195177774">
                <text:p>75.1741951777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2.129622257353">
                <text:p>82.129622257353</text:p>
              </table:table-cell>
              <table:table-cell office:value-type="float" office:value="74.804915520159">
                <text:p>74.804915520159</text:p>
              </table:table-cell>
              <table:table-cell office:value-type="float" office:value="82.529621207088">
                <text:p>82.529621207088</text:p>
              </table:table-cell>
              <table:table-cell office:value-type="float" office:value="75.367408838766">
                <text:p>75.3674088387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.38803117985">
                <text:p>82.38803117985</text:p>
              </table:table-cell>
              <table:table-cell office:value-type="float" office:value="74.784703869744">
                <text:p>74.784703869744</text:p>
              </table:table-cell>
              <table:table-cell office:value-type="float" office:value="82.835932526556">
                <text:p>82.835932526556</text:p>
              </table:table-cell>
              <table:table-cell office:value-type="float" office:value="75.200803716852">
                <text:p>75.200803716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</office:styles>
</office:document-styles>
</file>